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7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0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1" style:family="table-cell" style:parent-style-name="_19968__33324_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1 年 8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194554" table:style-name="ce16">
            <text:p>23,194,554</text:p>
          </table:table-cell>
          <table:table-cell office:value-type="float" office:value="11475623" table:style-name="ce16">
            <text:p>11,475,623</text:p>
          </table:table-cell>
          <table:table-cell office:value-type="float" office:value="11718931" table:style-name="ce16">
            <text:p>11,718,931</text:p>
          </table:table-cell>
          <table:table-cell office:value-type="float" office:value="827012" table:style-name="ce16">
            <text:p>827,012</text:p>
          </table:table-cell>
          <table:table-cell office:value-type="float" office:value="428431" table:style-name="ce16">
            <text:p>428,431</text:p>
          </table:table-cell>
          <table:table-cell office:value-type="float" office:value="398581" table:style-name="ce16">
            <text:p>398,581</text:p>
          </table:table-cell>
          <table:table-cell office:value-type="float" office:value="3.5655438772394592" table:style-name="ce17">
            <text:p>3.57</text:p>
          </table:table-cell>
          <table:table-cell office:value-type="float" office:value="1236500" table:style-name="ce16">
            <text:p>1,236,500</text:p>
          </table:table-cell>
          <table:table-cell office:value-type="float" office:value="640728" table:style-name="ce16">
            <text:p>640,728</text:p>
          </table:table-cell>
          <table:table-cell office:value-type="float" office:value="595772" table:style-name="ce16">
            <text:p>595,772</text:p>
          </table:table-cell>
          <table:table-cell office:value-type="float" office:value="5.3309927839095339" table:style-name="ce18">
            <text:p>5.33</text:p>
          </table:table-cell>
          <table:table-cell office:value-type="float" office:value="2266635" table:style-name="ce16">
            <text:p>2,266,635</text:p>
          </table:table-cell>
          <table:table-cell office:value-type="float" office:value="1174359" table:style-name="ce16">
            <text:p>1,174,359</text:p>
          </table:table-cell>
          <table:table-cell office:value-type="float" office:value="1092276" table:style-name="ce16">
            <text:p>1,092,276</text:p>
          </table:table-cell>
          <table:table-cell office:value-type="float" office:value="9.7722724049792031" table:style-name="ce17">
            <text:p>9.77</text:p>
          </table:table-cell>
          <table:table-cell office:value-type="float" office:value="2443317" table:style-name="ce16">
            <text:p>2,443,317</text:p>
          </table:table-cell>
          <table:table-cell office:value-type="float" office:value="1266552" table:style-name="ce16">
            <text:p>1,266,552</text:p>
          </table:table-cell>
          <table:table-cell office:value-type="float" office:value="1176765" table:style-name="ce16">
            <text:p>1,176,765</text:p>
          </table:table-cell>
          <table:table-cell office:value-type="float" office:value="10.534011561507068" table:style-name="ce17">
            <text:p>10.53</text:p>
          </table:table-cell>
          <table:table-cell office:value-type="float" office:value="1185588" table:style-name="ce16">
            <text:p>1,185,588</text:p>
          </table:table-cell>
          <table:table-cell office:value-type="float" office:value="618946" table:style-name="ce16">
            <text:p>618,946</text:p>
          </table:table-cell>
          <table:table-cell office:value-type="float" office:value="566642" table:style-name="ce16">
            <text:p>566,642</text:p>
          </table:table-cell>
          <table:table-cell office:value-type="float" office:value="5.1114929823612902" table:style-name="ce17">
            <text:p>5.11</text:p>
          </table:table-cell>
          <table:table-cell office:value-type="float" office:value="19293517" table:style-name="ce16">
            <text:p>19,293,517</text:p>
          </table:table-cell>
          <table:table-cell office:value-type="float" office:value="9447097" table:style-name="ce16">
            <text:p>9,447,097</text:p>
          </table:table-cell>
          <table:table-cell office:value-type="float" office:value="9846420" table:style-name="ce16">
            <text:p>9,846,420</text:p>
          </table:table-cell>
          <table:table-cell office:value-type="float" office:value="83.181237285269631" table:style-name="ce17">
            <text:p>83.18</text:p>
          </table:table-cell>
          <table:table-cell office:value-type="float" office:value="4004096" table:style-name="ce16">
            <text:p>4,004,096</text:p>
          </table:table-cell>
          <table:table-cell office:value-type="float" office:value="1817086" table:style-name="ce16">
            <text:p>1,817,086</text:p>
          </table:table-cell>
          <table:table-cell office:value-type="float" office:value="2187010" table:style-name="ce16">
            <text:p>2,187,010</text:p>
          </table:table-cell>
          <table:table-cell office:value-type="float" office:value="17.263086843575437" table:style-name="ce17">
            <text:p>17.2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3976840" table:style-name="ce20">
            <text:p>3,976,840</text:p>
          </table:table-cell>
          <table:table-cell office:value-type="float" office:value="1939651" table:style-name="ce20">
            <text:p>1,939,651</text:p>
          </table:table-cell>
          <table:table-cell office:value-type="float" office:value="2037189" table:style-name="ce20">
            <text:p>2,037,189</text:p>
          </table:table-cell>
          <table:table-cell office:value-type="float" office:value="133555" table:style-name="ce20">
            <text:p>133,555</text:p>
          </table:table-cell>
          <table:table-cell office:value-type="float" office:value="68885" table:style-name="ce20">
            <text:p>68,885</text:p>
          </table:table-cell>
          <table:table-cell office:value-type="float" office:value="64670" table:style-name="ce20">
            <text:p>64,670</text:p>
          </table:table-cell>
          <table:table-cell office:value-type="float" office:value="3.3583196708944789" table:style-name="ce21">
            <text:p>3.36</text:p>
          </table:table-cell>
          <table:table-cell office:value-type="float" office:value="200865" table:style-name="ce20">
            <text:p>200,865</text:p>
          </table:table-cell>
          <table:table-cell office:value-type="float" office:value="103633" table:style-name="ce20">
            <text:p>103,633</text:p>
          </table:table-cell>
          <table:table-cell office:value-type="float" office:value="97232" table:style-name="ce20">
            <text:p>97,232</text:p>
          </table:table-cell>
          <table:table-cell office:value-type="float" office:value="5.0508695346053649" table:style-name="ce22">
            <text:p>5.05</text:p>
          </table:table-cell>
          <table:table-cell office:value-type="float" office:value="371365" table:style-name="ce20">
            <text:p>371,365</text:p>
          </table:table-cell>
          <table:table-cell office:value-type="float" office:value="191707" table:style-name="ce20">
            <text:p>191,707</text:p>
          </table:table-cell>
          <table:table-cell office:value-type="float" office:value="179658" table:style-name="ce20">
            <text:p>179,658</text:p>
          </table:table-cell>
          <table:table-cell office:value-type="float" office:value="9.3381931382705865" table:style-name="ce21">
            <text:p>9.34</text:p>
          </table:table-cell>
          <table:table-cell office:value-type="float" office:value="399455" table:style-name="ce20">
            <text:p>399,455</text:p>
          </table:table-cell>
          <table:table-cell office:value-type="float" office:value="206422" table:style-name="ce20">
            <text:p>206,422</text:p>
          </table:table-cell>
          <table:table-cell office:value-type="float" office:value="193033" table:style-name="ce20">
            <text:p>193,033</text:p>
          </table:table-cell>
          <table:table-cell office:value-type="float" office:value="10.044532845173554" table:style-name="ce21">
            <text:p>10.04</text:p>
          </table:table-cell>
          <table:table-cell office:value-type="float" office:value="193072" table:style-name="ce20">
            <text:p>193,072</text:p>
          </table:table-cell>
          <table:table-cell office:value-type="float" office:value="100774" table:style-name="ce20">
            <text:p>100,774</text:p>
          </table:table-cell>
          <table:table-cell office:value-type="float" office:value="92298" table:style-name="ce20">
            <text:p>92,298</text:p>
          </table:table-cell>
          <table:table-cell office:value-type="float" office:value="4.8549099284859336" table:style-name="ce21">
            <text:p>4.85</text:p>
          </table:table-cell>
          <table:table-cell office:value-type="float" office:value="3338637" table:style-name="ce20">
            <text:p>3,338,637</text:p>
          </table:table-cell>
          <table:table-cell office:value-type="float" office:value="1608325" table:style-name="ce20">
            <text:p>1,608,325</text:p>
          </table:table-cell>
          <table:table-cell office:value-type="float" office:value="1730312" table:style-name="ce20">
            <text:p>1,730,312</text:p>
          </table:table-cell>
          <table:table-cell office:value-type="float" office:value="83.952007121231929" table:style-name="ce21">
            <text:p>83.95</text:p>
          </table:table-cell>
          <table:table-cell office:value-type="float" office:value="664121" table:style-name="ce20">
            <text:p>664,121</text:p>
          </table:table-cell>
          <table:table-cell office:value-type="float" office:value="296791" table:style-name="ce20">
            <text:p>296,791</text:p>
          </table:table-cell>
          <table:table-cell office:value-type="float" office:value="367330" table:style-name="ce20">
            <text:p>367,330</text:p>
          </table:table-cell>
          <table:table-cell office:value-type="float" office:value="16.699716357711146" table:style-name="ce21">
            <text:p>16.70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461695" table:style-name="ce20">
            <text:p>2,461,695</text:p>
          </table:table-cell>
          <table:table-cell office:value-type="float" office:value="1170539" table:style-name="ce20">
            <text:p>1,170,539</text:p>
          </table:table-cell>
          <table:table-cell office:value-type="float" office:value="1291156" table:style-name="ce20">
            <text:p>1,291,156</text:p>
          </table:table-cell>
          <table:table-cell office:value-type="float" office:value="90186" table:style-name="ce20">
            <text:p>90,186</text:p>
          </table:table-cell>
          <table:table-cell office:value-type="float" office:value="46591" table:style-name="ce20">
            <text:p>46,591</text:p>
          </table:table-cell>
          <table:table-cell office:value-type="float" office:value="43595" table:style-name="ce20">
            <text:p>43,595</text:p>
          </table:table-cell>
          <table:table-cell office:value-type="float" office:value="3.6635732696373839" table:style-name="ce21">
            <text:p>3.66</text:p>
          </table:table-cell>
          <table:table-cell office:value-type="float" office:value="136023" table:style-name="ce20">
            <text:p>136,023</text:p>
          </table:table-cell>
          <table:table-cell office:value-type="float" office:value="70301" table:style-name="ce20">
            <text:p>70,301</text:p>
          </table:table-cell>
          <table:table-cell office:value-type="float" office:value="65722" table:style-name="ce20">
            <text:p>65,722</text:p>
          </table:table-cell>
          <table:table-cell office:value-type="float" office:value="5.5255829824572089" table:style-name="ce22">
            <text:p>5.53</text:p>
          </table:table-cell>
          <table:table-cell office:value-type="float" office:value="252053" table:style-name="ce20">
            <text:p>252,053</text:p>
          </table:table-cell>
          <table:table-cell office:value-type="float" office:value="130286" table:style-name="ce20">
            <text:p>130,286</text:p>
          </table:table-cell>
          <table:table-cell office:value-type="float" office:value="121767" table:style-name="ce20">
            <text:p>121,767</text:p>
          </table:table-cell>
          <table:table-cell office:value-type="float" office:value="10.239001988467296" table:style-name="ce21">
            <text:p>10.24</text:p>
          </table:table-cell>
          <table:table-cell office:value-type="float" office:value="272820" table:style-name="ce20">
            <text:p>272,820</text:p>
          </table:table-cell>
          <table:table-cell office:value-type="float" office:value="141031" table:style-name="ce20">
            <text:p>141,031</text:p>
          </table:table-cell>
          <table:table-cell office:value-type="float" office:value="131789" table:style-name="ce20">
            <text:p>131,789</text:p>
          </table:table-cell>
          <table:table-cell office:value-type="float" office:value="11.082607715415598" table:style-name="ce21">
            <text:p>11.08</text:p>
          </table:table-cell>
          <table:table-cell office:value-type="float" office:value="122153" table:style-name="ce20">
            <text:p>122,153</text:p>
          </table:table-cell>
          <table:table-cell office:value-type="float" office:value="63722" table:style-name="ce20">
            <text:p>63,722</text:p>
          </table:table-cell>
          <table:table-cell office:value-type="float" office:value="58431" table:style-name="ce20">
            <text:p>58,431</text:p>
          </table:table-cell>
          <table:table-cell office:value-type="float" office:value="4.962150063269414" table:style-name="ce21">
            <text:p>4.96</text:p>
          </table:table-cell>
          <table:table-cell office:value-type="float" office:value="2047326" table:style-name="ce20">
            <text:p>2,047,326</text:p>
          </table:table-cell>
          <table:table-cell office:value-type="float" office:value="955573" table:style-name="ce20">
            <text:p>955,573</text:p>
          </table:table-cell>
          <table:table-cell office:value-type="float" office:value="1091753" table:style-name="ce20">
            <text:p>1,091,753</text:p>
          </table:table-cell>
          <table:table-cell office:value-type="float" office:value="83.167329827618772" table:style-name="ce21">
            <text:p>83.17</text:p>
          </table:table-cell>
          <table:table-cell office:value-type="float" office:value="502496" table:style-name="ce20">
            <text:p>502,496</text:p>
          </table:table-cell>
          <table:table-cell office:value-type="float" office:value="221822" table:style-name="ce20">
            <text:p>221,822</text:p>
          </table:table-cell>
          <table:table-cell office:value-type="float" office:value="280674" table:style-name="ce20">
            <text:p>280,674</text:p>
          </table:table-cell>
          <table:table-cell office:value-type="float" office:value="20.412601886098805" table:style-name="ce21">
            <text:p>20.41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69400" table:style-name="ce20">
            <text:p>2,269,400</text:p>
          </table:table-cell>
          <table:table-cell office:value-type="float" office:value="1121818" table:style-name="ce20">
            <text:p>1,121,818</text:p>
          </table:table-cell>
          <table:table-cell office:value-type="float" office:value="1147582" table:style-name="ce20">
            <text:p>1,147,582</text:p>
          </table:table-cell>
          <table:table-cell office:value-type="float" office:value="99547" table:style-name="ce20">
            <text:p>99,547</text:p>
          </table:table-cell>
          <table:table-cell office:value-type="float" office:value="51589" table:style-name="ce20">
            <text:p>51,589</text:p>
          </table:table-cell>
          <table:table-cell office:value-type="float" office:value="47958" table:style-name="ce20">
            <text:p>47,958</text:p>
          </table:table-cell>
          <table:table-cell office:value-type="float" office:value="4.3864898210980874" table:style-name="ce21">
            <text:p>4.39</text:p>
          </table:table-cell>
          <table:table-cell office:value-type="float" office:value="145759" table:style-name="ce20">
            <text:p>145,759</text:p>
          </table:table-cell>
          <table:table-cell office:value-type="float" office:value="75545" table:style-name="ce20">
            <text:p>75,545</text:p>
          </table:table-cell>
          <table:table-cell office:value-type="float" office:value="70214" table:style-name="ce20">
            <text:p>70,214</text:p>
          </table:table-cell>
          <table:table-cell office:value-type="float" office:value="6.4227989777033576" table:style-name="ce22">
            <text:p>6.42</text:p>
          </table:table-cell>
          <table:table-cell office:value-type="float" office:value="259509" table:style-name="ce20">
            <text:p>259,509</text:p>
          </table:table-cell>
          <table:table-cell office:value-type="float" office:value="134508" table:style-name="ce20">
            <text:p>134,508</text:p>
          </table:table-cell>
          <table:table-cell office:value-type="float" office:value="125001" table:style-name="ce20">
            <text:p>125,001</text:p>
          </table:table-cell>
          <table:table-cell office:value-type="float" office:value="11.435137040627479" table:style-name="ce21">
            <text:p>11.44</text:p>
          </table:table-cell>
          <table:table-cell office:value-type="float" office:value="278340" table:style-name="ce20">
            <text:p>278,340</text:p>
          </table:table-cell>
          <table:table-cell office:value-type="float" office:value="144406" table:style-name="ce20">
            <text:p>144,406</text:p>
          </table:table-cell>
          <table:table-cell office:value-type="float" office:value="133934" table:style-name="ce20">
            <text:p>133,934</text:p>
          </table:table-cell>
          <table:table-cell office:value-type="float" office:value="12.264915836785054" table:style-name="ce21">
            <text:p>12.26</text:p>
          </table:table-cell>
          <table:table-cell office:value-type="float" office:value="127821" table:style-name="ce20">
            <text:p>127,821</text:p>
          </table:table-cell>
          <table:table-cell office:value-type="float" office:value="66979" table:style-name="ce20">
            <text:p>66,979</text:p>
          </table:table-cell>
          <table:table-cell office:value-type="float" office:value="60842" table:style-name="ce20">
            <text:p>60,842</text:p>
          </table:table-cell>
          <table:table-cell office:value-type="float" office:value="5.6323697893716398" table:style-name="ce21">
            <text:p>5.63</text:p>
          </table:table-cell>
          <table:table-cell office:value-type="float" office:value="1834594" table:style-name="ce20">
            <text:p>1,834,594</text:p>
          </table:table-cell>
          <table:table-cell office:value-type="float" office:value="895452" table:style-name="ce20">
            <text:p>895,452</text:p>
          </table:table-cell>
          <table:table-cell office:value-type="float" office:value="939142" table:style-name="ce20">
            <text:p>939,142</text:p>
          </table:table-cell>
          <table:table-cell office:value-type="float" office:value="80.840486472195295" table:style-name="ce21">
            <text:p>80.84</text:p>
          </table:table-cell>
          <table:table-cell office:value-type="float" office:value="317914" table:style-name="ce20">
            <text:p>317,914</text:p>
          </table:table-cell>
          <table:table-cell office:value-type="float" office:value="144097" table:style-name="ce20">
            <text:p>144,097</text:p>
          </table:table-cell>
          <table:table-cell office:value-type="float" office:value="173817" table:style-name="ce20">
            <text:p>173,817</text:p>
          </table:table-cell>
          <table:table-cell office:value-type="float" office:value="14.008724773067771" table:style-name="ce21">
            <text:p>14.01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02690" table:style-name="ce20">
            <text:p>2,802,690</text:p>
          </table:table-cell>
          <table:table-cell office:value-type="float" office:value="1373777" table:style-name="ce20">
            <text:p>1,373,777</text:p>
          </table:table-cell>
          <table:table-cell office:value-type="float" office:value="1428913" table:style-name="ce20">
            <text:p>1,428,913</text:p>
          </table:table-cell>
          <table:table-cell office:value-type="float" office:value="110426" table:style-name="ce20">
            <text:p>110,426</text:p>
          </table:table-cell>
          <table:table-cell office:value-type="float" office:value="57220" table:style-name="ce20">
            <text:p>57,220</text:p>
          </table:table-cell>
          <table:table-cell office:value-type="float" office:value="53206" table:style-name="ce20">
            <text:p>53,206</text:p>
          </table:table-cell>
          <table:table-cell office:value-type="float" office:value="3.9400004995201043" table:style-name="ce21">
            <text:p>3.94</text:p>
          </table:table-cell>
          <table:table-cell office:value-type="float" office:value="167447" table:style-name="ce20">
            <text:p>167,447</text:p>
          </table:table-cell>
          <table:table-cell office:value-type="float" office:value="86914" table:style-name="ce20">
            <text:p>86,914</text:p>
          </table:table-cell>
          <table:table-cell office:value-type="float" office:value="80533" table:style-name="ce20">
            <text:p>80,533</text:p>
          </table:table-cell>
          <table:table-cell office:value-type="float" office:value="5.9745102026981227" table:style-name="ce22">
            <text:p>5.97</text:p>
          </table:table-cell>
          <table:table-cell office:value-type="float" office:value="306303" table:style-name="ce20">
            <text:p>306,303</text:p>
          </table:table-cell>
          <table:table-cell office:value-type="float" office:value="158857" table:style-name="ce20">
            <text:p>158,857</text:p>
          </table:table-cell>
          <table:table-cell office:value-type="float" office:value="147446" table:style-name="ce20">
            <text:p>147,446</text:p>
          </table:table-cell>
          <table:table-cell office:value-type="float" office:value="10.928893313209809" table:style-name="ce21">
            <text:p>10.93</text:p>
          </table:table-cell>
          <table:table-cell office:value-type="float" office:value="329759" table:style-name="ce20">
            <text:p>329,759</text:p>
          </table:table-cell>
          <table:table-cell office:value-type="float" office:value="171137" table:style-name="ce20">
            <text:p>171,137</text:p>
          </table:table-cell>
          <table:table-cell office:value-type="float" office:value="158622" table:style-name="ce20">
            <text:p>158,622</text:p>
          </table:table-cell>
          <table:table-cell office:value-type="float" office:value="11.765803567287142" table:style-name="ce21">
            <text:p>11.77</text:p>
          </table:table-cell>
          <table:table-cell office:value-type="float" office:value="155488" table:style-name="ce20">
            <text:p>155,488</text:p>
          </table:table-cell>
          <table:table-cell office:value-type="float" office:value="80856" table:style-name="ce20">
            <text:p>80,856</text:p>
          </table:table-cell>
          <table:table-cell office:value-type="float" office:value="74632" table:style-name="ce20">
            <text:p>74,632</text:p>
          </table:table-cell>
          <table:table-cell office:value-type="float" office:value="5.5478129939451026" table:style-name="ce21">
            <text:p>5.55</text:p>
          </table:table-cell>
          <table:table-cell office:value-type="float" office:value="2283725" table:style-name="ce20">
            <text:p>2,283,725</text:p>
          </table:table-cell>
          <table:table-cell office:value-type="float" office:value="1104406" table:style-name="ce20">
            <text:p>1,104,406</text:p>
          </table:table-cell>
          <table:table-cell office:value-type="float" office:value="1179319" table:style-name="ce20">
            <text:p>1,179,319</text:p>
          </table:table-cell>
          <table:table-cell office:value-type="float" office:value="81.483324948531589" table:style-name="ce21">
            <text:p>81.48</text:p>
          </table:table-cell>
          <table:table-cell office:value-type="float" office:value="414846" table:style-name="ce20">
            <text:p>414,846</text:p>
          </table:table-cell>
          <table:table-cell office:value-type="float" office:value="187967" table:style-name="ce20">
            <text:p>187,967</text:p>
          </table:table-cell>
          <table:table-cell office:value-type="float" office:value="226879" table:style-name="ce20">
            <text:p>226,879</text:p>
          </table:table-cell>
          <table:table-cell office:value-type="float" office:value="14.801708358755338" table:style-name="ce21">
            <text:p>14.80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50880" table:style-name="ce20">
            <text:p>1,850,880</text:p>
          </table:table-cell>
          <table:table-cell office:value-type="float" office:value="920769" table:style-name="ce20">
            <text:p>920,769</text:p>
          </table:table-cell>
          <table:table-cell office:value-type="float" office:value="930111" table:style-name="ce20">
            <text:p>930,111</text:p>
          </table:table-cell>
          <table:table-cell office:value-type="float" office:value="59522" table:style-name="ce20">
            <text:p>59,522</text:p>
          </table:table-cell>
          <table:table-cell office:value-type="float" office:value="30961" table:style-name="ce20">
            <text:p>30,961</text:p>
          </table:table-cell>
          <table:table-cell office:value-type="float" office:value="28561" table:style-name="ce20">
            <text:p>28,561</text:p>
          </table:table-cell>
          <table:table-cell office:value-type="float" office:value="3.2158756915629318" table:style-name="ce21">
            <text:p>3.22</text:p>
          </table:table-cell>
          <table:table-cell office:value-type="float" office:value="91118" table:style-name="ce20">
            <text:p>91,118</text:p>
          </table:table-cell>
          <table:table-cell office:value-type="float" office:value="47423" table:style-name="ce20">
            <text:p>47,423</text:p>
          </table:table-cell>
          <table:table-cell office:value-type="float" office:value="43695" table:style-name="ce20">
            <text:p>43,695</text:p>
          </table:table-cell>
          <table:table-cell office:value-type="float" office:value="4.9229555670816039" table:style-name="ce22">
            <text:p>4.92</text:p>
          </table:table-cell>
          <table:table-cell office:value-type="float" office:value="170985" table:style-name="ce20">
            <text:p>170,985</text:p>
          </table:table-cell>
          <table:table-cell office:value-type="float" office:value="88722" table:style-name="ce20">
            <text:p>88,722</text:p>
          </table:table-cell>
          <table:table-cell office:value-type="float" office:value="82263" table:style-name="ce20">
            <text:p>82,263</text:p>
          </table:table-cell>
          <table:table-cell office:value-type="float" office:value="9.238038122406639" table:style-name="ce21">
            <text:p>9.24</text:p>
          </table:table-cell>
          <table:table-cell office:value-type="float" office:value="184385" table:style-name="ce20">
            <text:p>184,385</text:p>
          </table:table-cell>
          <table:table-cell office:value-type="float" office:value="95702" table:style-name="ce20">
            <text:p>95,702</text:p>
          </table:table-cell>
          <table:table-cell office:value-type="float" office:value="88683" table:style-name="ce20">
            <text:p>88,683</text:p>
          </table:table-cell>
          <table:table-cell office:value-type="float" office:value="9.9620180670816048" table:style-name="ce21">
            <text:p>9.96</text:p>
          </table:table-cell>
          <table:table-cell office:value-type="float" office:value="91024" table:style-name="ce20">
            <text:p>91,024</text:p>
          </table:table-cell>
          <table:table-cell office:value-type="float" office:value="47402" table:style-name="ce20">
            <text:p>47,402</text:p>
          </table:table-cell>
          <table:table-cell office:value-type="float" office:value="43622" table:style-name="ce20">
            <text:p>43,622</text:p>
          </table:table-cell>
          <table:table-cell office:value-type="float" office:value="4.9178769017980635" table:style-name="ce21">
            <text:p>4.92</text:p>
          </table:table-cell>
          <table:table-cell office:value-type="float" office:value="1555301" table:style-name="ce20">
            <text:p>1,555,301</text:p>
          </table:table-cell>
          <table:table-cell office:value-type="float" office:value="767209" table:style-name="ce20">
            <text:p>767,209</text:p>
          </table:table-cell>
          <table:table-cell office:value-type="float" office:value="788092" table:style-name="ce20">
            <text:p>788,092</text:p>
          </table:table-cell>
          <table:table-cell office:value-type="float" office:value="84.030353129322265" table:style-name="ce21">
            <text:p>84.03</text:p>
          </table:table-cell>
          <table:table-cell office:value-type="float" office:value="328660" table:style-name="ce20">
            <text:p>328,660</text:p>
          </table:table-cell>
          <table:table-cell office:value-type="float" office:value="150990" table:style-name="ce20">
            <text:p>150,990</text:p>
          </table:table-cell>
          <table:table-cell office:value-type="float" office:value="177670" table:style-name="ce20">
            <text:p>177,670</text:p>
          </table:table-cell>
          <table:table-cell office:value-type="float" office:value="17.756958852005532" table:style-name="ce21">
            <text:p>17.76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22713" table:style-name="ce20">
            <text:p>2,722,713</text:p>
          </table:table-cell>
          <table:table-cell office:value-type="float" office:value="1340161" table:style-name="ce20">
            <text:p>1,340,161</text:p>
          </table:table-cell>
          <table:table-cell office:value-type="float" office:value="1382552" table:style-name="ce20">
            <text:p>1,382,552</text:p>
          </table:table-cell>
          <table:table-cell office:value-type="float" office:value="92102" table:style-name="ce20">
            <text:p>92,102</text:p>
          </table:table-cell>
          <table:table-cell office:value-type="float" office:value="47593" table:style-name="ce20">
            <text:p>47,593</text:p>
          </table:table-cell>
          <table:table-cell office:value-type="float" office:value="44509" table:style-name="ce20">
            <text:p>44,509</text:p>
          </table:table-cell>
          <table:table-cell office:value-type="float" office:value="3.3827289178110216" table:style-name="ce21">
            <text:p>3.38</text:p>
          </table:table-cell>
          <table:table-cell office:value-type="float" office:value="136539" table:style-name="ce20">
            <text:p>136,539</text:p>
          </table:table-cell>
          <table:table-cell office:value-type="float" office:value="70710" table:style-name="ce20">
            <text:p>70,710</text:p>
          </table:table-cell>
          <table:table-cell office:value-type="float" office:value="65829" table:style-name="ce20">
            <text:p>65,829</text:p>
          </table:table-cell>
          <table:table-cell office:value-type="float" office:value="5.0148142679746268" table:style-name="ce22">
            <text:p>5.01</text:p>
          </table:table-cell>
          <table:table-cell office:value-type="float" office:value="248426" table:style-name="ce20">
            <text:p>248,426</text:p>
          </table:table-cell>
          <table:table-cell office:value-type="float" office:value="128760" table:style-name="ce20">
            <text:p>128,760</text:p>
          </table:table-cell>
          <table:table-cell office:value-type="float" office:value="119666" table:style-name="ce20">
            <text:p>119,666</text:p>
          </table:table-cell>
          <table:table-cell office:value-type="float" office:value="9.1242080968504577" table:style-name="ce21">
            <text:p>9.12</text:p>
          </table:table-cell>
          <table:table-cell office:value-type="float" office:value="267286" table:style-name="ce20">
            <text:p>267,286</text:p>
          </table:table-cell>
          <table:table-cell office:value-type="float" office:value="138471" table:style-name="ce20">
            <text:p>138,471</text:p>
          </table:table-cell>
          <table:table-cell office:value-type="float" office:value="128815" table:style-name="ce20">
            <text:p>128,815</text:p>
          </table:table-cell>
          <table:table-cell office:value-type="float" office:value="9.8168995410092794" table:style-name="ce21">
            <text:p>9.82</text:p>
          </table:table-cell>
          <table:table-cell office:value-type="float" office:value="131944" table:style-name="ce20">
            <text:p>131,944</text:p>
          </table:table-cell>
          <table:table-cell office:value-type="float" office:value="68609" table:style-name="ce20">
            <text:p>68,609</text:p>
          </table:table-cell>
          <table:table-cell office:value-type="float" office:value="63335" table:style-name="ce20">
            <text:p>63,335</text:p>
          </table:table-cell>
          <table:table-cell office:value-type="float" office:value="4.8460487756146167" table:style-name="ce21">
            <text:p>4.85</text:p>
          </table:table-cell>
          <table:table-cell office:value-type="float" office:value="2292093" table:style-name="ce20">
            <text:p>2,292,093</text:p>
          </table:table-cell>
          <table:table-cell office:value-type="float" office:value="1116654" table:style-name="ce20">
            <text:p>1,116,654</text:p>
          </table:table-cell>
          <table:table-cell office:value-type="float" office:value="1175439" table:style-name="ce20">
            <text:p>1,175,439</text:p>
          </table:table-cell>
          <table:table-cell office:value-type="float" office:value="84.184157492912405" table:style-name="ce21">
            <text:p>84.18</text:p>
          </table:table-cell>
          <table:table-cell office:value-type="float" office:value="490593" table:style-name="ce20">
            <text:p>490,593</text:p>
          </table:table-cell>
          <table:table-cell office:value-type="float" office:value="220630" table:style-name="ce20">
            <text:p>220,630</text:p>
          </table:table-cell>
          <table:table-cell office:value-type="float" office:value="269963" table:style-name="ce20">
            <text:p>269,963</text:p>
          </table:table-cell>
          <table:table-cell office:value-type="float" office:value="18.018535188982458" table:style-name="ce21">
            <text:p>18.02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6956140" table:style-name="ce20">
            <text:p>6,956,140</text:p>
          </table:table-cell>
          <table:table-cell office:value-type="float" office:value="3531281" table:style-name="ce20">
            <text:p>3,531,281</text:p>
          </table:table-cell>
          <table:table-cell office:value-type="float" office:value="3424859" table:style-name="ce20">
            <text:p>3,424,859</text:p>
          </table:table-cell>
          <table:table-cell office:value-type="float" office:value="236795" table:style-name="ce20">
            <text:p>236,795</text:p>
          </table:table-cell>
          <table:table-cell office:value-type="float" office:value="123074" table:style-name="ce20">
            <text:p>123,074</text:p>
          </table:table-cell>
          <table:table-cell office:value-type="float" office:value="113721" table:style-name="ce20">
            <text:p>113,721</text:p>
          </table:table-cell>
          <table:table-cell office:value-type="float" office:value="3.4041149258065535" table:style-name="ce21">
            <text:p>3.40</text:p>
          </table:table-cell>
          <table:table-cell office:value-type="float" office:value="352097" table:style-name="ce20">
            <text:p>352,097</text:p>
          </table:table-cell>
          <table:table-cell office:value-type="float" office:value="182771" table:style-name="ce20">
            <text:p>182,771</text:p>
          </table:table-cell>
          <table:table-cell office:value-type="float" office:value="169326" table:style-name="ce20">
            <text:p>169,326</text:p>
          </table:table-cell>
          <table:table-cell office:value-type="float" office:value="5.0616721342583677" table:style-name="ce22">
            <text:p>5.06</text:p>
          </table:table-cell>
          <table:table-cell office:value-type="float" office:value="647089" table:style-name="ce20">
            <text:p>647,089</text:p>
          </table:table-cell>
          <table:table-cell office:value-type="float" office:value="335838" table:style-name="ce20">
            <text:p>335,838</text:p>
          </table:table-cell>
          <table:table-cell office:value-type="float" office:value="311251" table:style-name="ce20">
            <text:p>311,251</text:p>
          </table:table-cell>
          <table:table-cell office:value-type="float" office:value="9.3024148450146207" table:style-name="ce21">
            <text:p>9.30</text:p>
          </table:table-cell>
          <table:table-cell office:value-type="float" office:value="699642" table:style-name="ce20">
            <text:p>699,642</text:p>
          </table:table-cell>
          <table:table-cell office:value-type="float" office:value="363333" table:style-name="ce20">
            <text:p>363,333</text:p>
          </table:table-cell>
          <table:table-cell office:value-type="float" office:value="336309" table:style-name="ce20">
            <text:p>336,309</text:p>
          </table:table-cell>
          <table:table-cell office:value-type="float" office:value="10.057905677574057" table:style-name="ce21">
            <text:p>10.06</text:p>
          </table:table-cell>
          <table:table-cell office:value-type="float" office:value="358773" table:style-name="ce20">
            <text:p>358,773</text:p>
          </table:table-cell>
          <table:table-cell office:value-type="float" office:value="187823" table:style-name="ce20">
            <text:p>187,823</text:p>
          </table:table-cell>
          <table:table-cell office:value-type="float" office:value="170950" table:style-name="ce20">
            <text:p>170,950</text:p>
          </table:table-cell>
          <table:table-cell office:value-type="float" office:value="5.1576449007639296" table:style-name="ce21">
            <text:p>5.16</text:p>
          </table:table-cell>
          <table:table-cell office:value-type="float" office:value="5806865" table:style-name="ce20">
            <text:p>5,806,865</text:p>
          </table:table-cell>
          <table:table-cell office:value-type="float" office:value="2931875" table:style-name="ce20">
            <text:p>2,931,875</text:p>
          </table:table-cell>
          <table:table-cell office:value-type="float" office:value="2874990" table:style-name="ce20">
            <text:p>2,874,990</text:p>
          </table:table-cell>
          <table:table-cell office:value-type="float" office:value="83.4782652448053" table:style-name="ce21">
            <text:p>83.48</text:p>
          </table:table-cell>
          <table:table-cell office:value-type="float" office:value="1261132" table:style-name="ce20">
            <text:p>1,261,132</text:p>
          </table:table-cell>
          <table:table-cell office:value-type="float" office:value="583029" table:style-name="ce20">
            <text:p>583,029</text:p>
          </table:table-cell>
          <table:table-cell office:value-type="float" office:value="678103" table:style-name="ce20">
            <text:p>678,103</text:p>
          </table:table-cell>
          <table:table-cell office:value-type="float" office:value="18.129767370984482" table:style-name="ce21">
            <text:p>18.1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49050" table:style-name="ce24">
            <text:p>449,050</text:p>
          </table:table-cell>
          <table:table-cell office:value-type="float" office:value="225843" table:style-name="ce24">
            <text:p>225,843</text:p>
          </table:table-cell>
          <table:table-cell office:value-type="float" office:value="223207" table:style-name="ce24">
            <text:p>223,207</text:p>
          </table:table-cell>
          <table:table-cell office:value-type="float" office:value="14871" table:style-name="ce24">
            <text:p>14,871</text:p>
          </table:table-cell>
          <table:table-cell office:value-type="float" office:value="7646" table:style-name="ce24">
            <text:p>7,646</text:p>
          </table:table-cell>
          <table:table-cell office:value-type="float" office:value="7225" table:style-name="ce24">
            <text:p>7,225</text:p>
          </table:table-cell>
          <table:table-cell office:value-type="float" office:value="3.311657944549605" table:style-name="ce25">
            <text:p>3.31</text:p>
          </table:table-cell>
          <table:table-cell office:value-type="float" office:value="22328" table:style-name="ce24">
            <text:p>22,328</text:p>
          </table:table-cell>
          <table:table-cell office:value-type="float" office:value="11495" table:style-name="ce24">
            <text:p>11,495</text:p>
          </table:table-cell>
          <table:table-cell office:value-type="float" office:value="10833" table:style-name="ce24">
            <text:p>10,833</text:p>
          </table:table-cell>
          <table:table-cell office:value-type="float" office:value="4.9722748023605394" table:style-name="ce26">
            <text:p>4.97</text:p>
          </table:table-cell>
          <table:table-cell office:value-type="float" office:value="40788" table:style-name="ce24">
            <text:p>40,788</text:p>
          </table:table-cell>
          <table:table-cell office:value-type="float" office:value="21152" table:style-name="ce24">
            <text:p>21,152</text:p>
          </table:table-cell>
          <table:table-cell office:value-type="float" office:value="19636" table:style-name="ce24">
            <text:p>19,636</text:p>
          </table:table-cell>
          <table:table-cell office:value-type="float" office:value="9.0831755929183835" table:style-name="ce25">
            <text:p>9.08</text:p>
          </table:table-cell>
          <table:table-cell office:value-type="float" office:value="44148" table:style-name="ce24">
            <text:p>44,148</text:p>
          </table:table-cell>
          <table:table-cell office:value-type="float" office:value="22856" table:style-name="ce24">
            <text:p>22,856</text:p>
          </table:table-cell>
          <table:table-cell office:value-type="float" office:value="21292" table:style-name="ce24">
            <text:p>21,292</text:p>
          </table:table-cell>
          <table:table-cell office:value-type="float" office:value="9.8314218906580564" table:style-name="ce25">
            <text:p>9.83</text:p>
          </table:table-cell>
          <table:table-cell office:value-type="float" office:value="22460" table:style-name="ce24">
            <text:p>22,460</text:p>
          </table:table-cell>
          <table:table-cell office:value-type="float" office:value="11587" table:style-name="ce24">
            <text:p>11,587</text:p>
          </table:table-cell>
          <table:table-cell office:value-type="float" office:value="10873" table:style-name="ce24">
            <text:p>10,873</text:p>
          </table:table-cell>
          <table:table-cell office:value-type="float" office:value="5.0016701926288833" table:style-name="ce25">
            <text:p>5.00</text:p>
          </table:table-cell>
          <table:table-cell office:value-type="float" office:value="376886" table:style-name="ce24">
            <text:p>376,886</text:p>
          </table:table-cell>
          <table:table-cell office:value-type="float" office:value="188388" table:style-name="ce24">
            <text:p>188,388</text:p>
          </table:table-cell>
          <table:table-cell office:value-type="float" office:value="188498" table:style-name="ce24">
            <text:p>188,498</text:p>
          </table:table-cell>
          <table:table-cell office:value-type="float" office:value="83.929629217236396" table:style-name="ce25">
            <text:p>83.93</text:p>
          </table:table-cell>
          <table:table-cell office:value-type="float" office:value="82552" table:style-name="ce24">
            <text:p>82,552</text:p>
          </table:table-cell>
          <table:table-cell office:value-type="float" office:value="38139" table:style-name="ce24">
            <text:p>38,139</text:p>
          </table:table-cell>
          <table:table-cell office:value-type="float" office:value="44413" table:style-name="ce24">
            <text:p>44,413</text:p>
          </table:table-cell>
          <table:table-cell office:value-type="float" office:value="18.383698919942102" table:style-name="ce25">
            <text:p>18.3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7674" table:style-name="ce24">
            <text:p>577,674</text:p>
          </table:table-cell>
          <table:table-cell office:value-type="float" office:value="294656" table:style-name="ce24">
            <text:p>294,656</text:p>
          </table:table-cell>
          <table:table-cell office:value-type="float" office:value="283018" table:style-name="ce24">
            <text:p>283,018</text:p>
          </table:table-cell>
          <table:table-cell office:value-type="float" office:value="26547" table:style-name="ce24">
            <text:p>26,547</text:p>
          </table:table-cell>
          <table:table-cell office:value-type="float" office:value="13817" table:style-name="ce24">
            <text:p>13,817</text:p>
          </table:table-cell>
          <table:table-cell office:value-type="float" office:value="12730" table:style-name="ce24">
            <text:p>12,730</text:p>
          </table:table-cell>
          <table:table-cell office:value-type="float" office:value="4.5954984991535017" table:style-name="ce25">
            <text:p>4.60</text:p>
          </table:table-cell>
          <table:table-cell office:value-type="float" office:value="40022" table:style-name="ce24">
            <text:p>40,022</text:p>
          </table:table-cell>
          <table:table-cell office:value-type="float" office:value="20824" table:style-name="ce24">
            <text:p>20,824</text:p>
          </table:table-cell>
          <table:table-cell office:value-type="float" office:value="19198" table:style-name="ce24">
            <text:p>19,198</text:p>
          </table:table-cell>
          <table:table-cell office:value-type="float" office:value="6.9281290139421188" table:style-name="ce26">
            <text:p>6.93</text:p>
          </table:table-cell>
          <table:table-cell office:value-type="float" office:value="73544" table:style-name="ce24">
            <text:p>73,544</text:p>
          </table:table-cell>
          <table:table-cell office:value-type="float" office:value="38084" table:style-name="ce24">
            <text:p>38,084</text:p>
          </table:table-cell>
          <table:table-cell office:value-type="float" office:value="35460" table:style-name="ce24">
            <text:p>35,460</text:p>
          </table:table-cell>
          <table:table-cell office:value-type="float" office:value="12.73105592427563" table:style-name="ce25">
            <text:p>12.73</text:p>
          </table:table-cell>
          <table:table-cell office:value-type="float" office:value="79147" table:style-name="ce24">
            <text:p>79,147</text:p>
          </table:table-cell>
          <table:table-cell office:value-type="float" office:value="41014" table:style-name="ce24">
            <text:p>41,014</text:p>
          </table:table-cell>
          <table:table-cell office:value-type="float" office:value="38133" table:style-name="ce24">
            <text:p>38,133</text:p>
          </table:table-cell>
          <table:table-cell office:value-type="float" office:value="13.700980137586253" table:style-name="ce25">
            <text:p>13.70</text:p>
          </table:table-cell>
          <table:table-cell office:value-type="float" office:value="35982" table:style-name="ce24">
            <text:p>35,982</text:p>
          </table:table-cell>
          <table:table-cell office:value-type="float" office:value="18832" table:style-name="ce24">
            <text:p>18,832</text:p>
          </table:table-cell>
          <table:table-cell office:value-type="float" office:value="17150" table:style-name="ce24">
            <text:p>17,150</text:p>
          </table:table-cell>
          <table:table-cell office:value-type="float" office:value="6.228772629545384" table:style-name="ce25">
            <text:p>6.23</text:p>
          </table:table-cell>
          <table:table-cell office:value-type="float" office:value="455520" table:style-name="ce24">
            <text:p>455,520</text:p>
          </table:table-cell>
          <table:table-cell office:value-type="float" office:value="231142" table:style-name="ce24">
            <text:p>231,142</text:p>
          </table:table-cell>
          <table:table-cell office:value-type="float" office:value="224378" table:style-name="ce24">
            <text:p>224,378</text:p>
          </table:table-cell>
          <table:table-cell office:value-type="float" office:value="78.854163420891368" table:style-name="ce25">
            <text:p>78.85</text:p>
          </table:table-cell>
          <table:table-cell office:value-type="float" office:value="77999" table:style-name="ce24">
            <text:p>77,999</text:p>
          </table:table-cell>
          <table:table-cell office:value-type="float" office:value="37142" table:style-name="ce24">
            <text:p>37,142</text:p>
          </table:table-cell>
          <table:table-cell office:value-type="float" office:value="40857" table:style-name="ce24">
            <text:p>40,857</text:p>
          </table:table-cell>
          <table:table-cell office:value-type="float" office:value="13.502252135287376" table:style-name="ce25">
            <text:p>13.5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5243" table:style-name="ce24">
            <text:p>535,243</text:p>
          </table:table-cell>
          <table:table-cell office:value-type="float" office:value="275773" table:style-name="ce24">
            <text:p>275,773</text:p>
          </table:table-cell>
          <table:table-cell office:value-type="float" office:value="259470" table:style-name="ce24">
            <text:p>259,470</text:p>
          </table:table-cell>
          <table:table-cell office:value-type="float" office:value="15860" table:style-name="ce24">
            <text:p>15,860</text:p>
          </table:table-cell>
          <table:table-cell office:value-type="float" office:value="8219" table:style-name="ce24">
            <text:p>8,219</text:p>
          </table:table-cell>
          <table:table-cell office:value-type="float" office:value="7641" table:style-name="ce24">
            <text:p>7,641</text:p>
          </table:table-cell>
          <table:table-cell office:value-type="float" office:value="2.9631401064563199" table:style-name="ce25">
            <text:p>2.96</text:p>
          </table:table-cell>
          <table:table-cell office:value-type="float" office:value="25069" table:style-name="ce24">
            <text:p>25,069</text:p>
          </table:table-cell>
          <table:table-cell office:value-type="float" office:value="13002" table:style-name="ce24">
            <text:p>13,002</text:p>
          </table:table-cell>
          <table:table-cell office:value-type="float" office:value="12067" table:style-name="ce24">
            <text:p>12,067</text:p>
          </table:table-cell>
          <table:table-cell office:value-type="float" office:value="4.6836670446881135" table:style-name="ce26">
            <text:p>4.68</text:p>
          </table:table-cell>
          <table:table-cell office:value-type="float" office:value="49493" table:style-name="ce24">
            <text:p>49,493</text:p>
          </table:table-cell>
          <table:table-cell office:value-type="float" office:value="25523" table:style-name="ce24">
            <text:p>25,523</text:p>
          </table:table-cell>
          <table:table-cell office:value-type="float" office:value="23970" table:style-name="ce24">
            <text:p>23,970</text:p>
          </table:table-cell>
          <table:table-cell office:value-type="float" office:value="9.246828076219586" table:style-name="ce25">
            <text:p>9.25</text:p>
          </table:table-cell>
          <table:table-cell office:value-type="float" office:value="53509" table:style-name="ce24">
            <text:p>53,509</text:p>
          </table:table-cell>
          <table:table-cell office:value-type="float" office:value="27633" table:style-name="ce24">
            <text:p>27,633</text:p>
          </table:table-cell>
          <table:table-cell office:value-type="float" office:value="25876" table:style-name="ce24">
            <text:p>25,876</text:p>
          </table:table-cell>
          <table:table-cell office:value-type="float" office:value="9.9971414852693083" table:style-name="ce25">
            <text:p>10.00</text:p>
          </table:table-cell>
          <table:table-cell office:value-type="float" office:value="28224" table:style-name="ce24">
            <text:p>28,224</text:p>
          </table:table-cell>
          <table:table-cell office:value-type="float" office:value="14824" table:style-name="ce24">
            <text:p>14,824</text:p>
          </table:table-cell>
          <table:table-cell office:value-type="float" office:value="13400" table:style-name="ce24">
            <text:p>13,400</text:p>
          </table:table-cell>
          <table:table-cell office:value-type="float" office:value="5.273118938500831" table:style-name="ce25">
            <text:p>5.27</text:p>
          </table:table-cell>
          <table:table-cell office:value-type="float" office:value="446352" table:style-name="ce24">
            <text:p>446,352</text:p>
          </table:table-cell>
          <table:table-cell office:value-type="float" office:value="229329" table:style-name="ce24">
            <text:p>229,329</text:p>
          </table:table-cell>
          <table:table-cell office:value-type="float" office:value="217023" table:style-name="ce24">
            <text:p>217,023</text:p>
          </table:table-cell>
          <table:table-cell office:value-type="float" office:value="83.392403076733373" table:style-name="ce25">
            <text:p>83.39</text:p>
          </table:table-cell>
          <table:table-cell office:value-type="float" office:value="96862" table:style-name="ce24">
            <text:p>96,862</text:p>
          </table:table-cell>
          <table:table-cell office:value-type="float" office:value="46006" table:style-name="ce24">
            <text:p>46,006</text:p>
          </table:table-cell>
          <table:table-cell office:value-type="float" office:value="50856" table:style-name="ce24">
            <text:p>50,856</text:p>
          </table:table-cell>
          <table:table-cell office:value-type="float" office:value="18.09682704864893" table:style-name="ce25">
            <text:p>18.1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46388" table:style-name="ce24">
            <text:p>1,246,388</text:p>
          </table:table-cell>
          <table:table-cell office:value-type="float" office:value="632294" table:style-name="ce24">
            <text:p>632,294</text:p>
          </table:table-cell>
          <table:table-cell office:value-type="float" office:value="614094" table:style-name="ce24">
            <text:p>614,094</text:p>
          </table:table-cell>
          <table:table-cell office:value-type="float" office:value="48374" table:style-name="ce24">
            <text:p>48,374</text:p>
          </table:table-cell>
          <table:table-cell office:value-type="float" office:value="25108" table:style-name="ce24">
            <text:p>25,108</text:p>
          </table:table-cell>
          <table:table-cell office:value-type="float" office:value="23266" table:style-name="ce24">
            <text:p>23,266</text:p>
          </table:table-cell>
          <table:table-cell office:value-type="float" office:value="3.8811349274864648" table:style-name="ce25">
            <text:p>3.88</text:p>
          </table:table-cell>
          <table:table-cell office:value-type="float" office:value="69308" table:style-name="ce24">
            <text:p>69,308</text:p>
          </table:table-cell>
          <table:table-cell office:value-type="float" office:value="35982" table:style-name="ce24">
            <text:p>35,982</text:p>
          </table:table-cell>
          <table:table-cell office:value-type="float" office:value="33326" table:style-name="ce24">
            <text:p>33,326</text:p>
          </table:table-cell>
          <table:table-cell office:value-type="float" office:value="5.5607082224796773" table:style-name="ce26">
            <text:p>5.56</text:p>
          </table:table-cell>
          <table:table-cell office:value-type="float" office:value="121952" table:style-name="ce24">
            <text:p>121,952</text:p>
          </table:table-cell>
          <table:table-cell office:value-type="float" office:value="63388" table:style-name="ce24">
            <text:p>63,388</text:p>
          </table:table-cell>
          <table:table-cell office:value-type="float" office:value="58564" table:style-name="ce24">
            <text:p>58,564</text:p>
          </table:table-cell>
          <table:table-cell office:value-type="float" office:value="9.7844330978796332" table:style-name="ce25">
            <text:p>9.78</text:p>
          </table:table-cell>
          <table:table-cell office:value-type="float" office:value="131279" table:style-name="ce24">
            <text:p>131,279</text:p>
          </table:table-cell>
          <table:table-cell office:value-type="float" office:value="68274" table:style-name="ce24">
            <text:p>68,274</text:p>
          </table:table-cell>
          <table:table-cell office:value-type="float" office:value="63005" table:style-name="ce24">
            <text:p>63,005</text:p>
          </table:table-cell>
          <table:table-cell office:value-type="float" office:value="10.53275545014875" table:style-name="ce25">
            <text:p>10.53</text:p>
          </table:table-cell>
          <table:table-cell office:value-type="float" office:value="65225" table:style-name="ce24">
            <text:p>65,225</text:p>
          </table:table-cell>
          <table:table-cell office:value-type="float" office:value="34324" table:style-name="ce24">
            <text:p>34,324</text:p>
          </table:table-cell>
          <table:table-cell office:value-type="float" office:value="30901" table:style-name="ce24">
            <text:p>30,901</text:p>
          </table:table-cell>
          <table:table-cell office:value-type="float" office:value="5.2331216282570114" table:style-name="ce25">
            <text:p>5.23</text:p>
          </table:table-cell>
          <table:table-cell office:value-type="float" office:value="1032486" table:style-name="ce24">
            <text:p>1,032,486</text:p>
          </table:table-cell>
          <table:table-cell office:value-type="float" office:value="520455" table:style-name="ce24">
            <text:p>520,455</text:p>
          </table:table-cell>
          <table:table-cell office:value-type="float" office:value="512031" table:style-name="ce24">
            <text:p>512,031</text:p>
          </table:table-cell>
          <table:table-cell office:value-type="float" office:value="82.838249405482074" table:style-name="ce25">
            <text:p>82.84</text:p>
          </table:table-cell>
          <table:table-cell office:value-type="float" office:value="221299" table:style-name="ce24">
            <text:p>221,299</text:p>
          </table:table-cell>
          <table:table-cell office:value-type="float" office:value="102268" table:style-name="ce24">
            <text:p>102,268</text:p>
          </table:table-cell>
          <table:table-cell office:value-type="float" office:value="119031" table:style-name="ce24">
            <text:p>119,031</text:p>
          </table:table-cell>
          <table:table-cell office:value-type="float" office:value="17.755225499603654" table:style-name="ce25">
            <text:p>17.76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0477" table:style-name="ce24">
            <text:p>480,477</text:p>
          </table:table-cell>
          <table:table-cell office:value-type="float" office:value="245201" table:style-name="ce24">
            <text:p>245,201</text:p>
          </table:table-cell>
          <table:table-cell office:value-type="float" office:value="235276" table:style-name="ce24">
            <text:p>235,276</text:p>
          </table:table-cell>
          <table:table-cell office:value-type="float" office:value="14179" table:style-name="ce24">
            <text:p>14,179</text:p>
          </table:table-cell>
          <table:table-cell office:value-type="float" office:value="7486" table:style-name="ce24">
            <text:p>7,486</text:p>
          </table:table-cell>
          <table:table-cell office:value-type="float" office:value="6693" table:style-name="ce24">
            <text:p>6,693</text:p>
          </table:table-cell>
          <table:table-cell office:value-type="float" office:value="2.9510257514927871" table:style-name="ce25">
            <text:p>2.95</text:p>
          </table:table-cell>
          <table:table-cell office:value-type="float" office:value="21101" table:style-name="ce24">
            <text:p>21,101</text:p>
          </table:table-cell>
          <table:table-cell office:value-type="float" office:value="11094" table:style-name="ce24">
            <text:p>11,094</text:p>
          </table:table-cell>
          <table:table-cell office:value-type="float" office:value="10007" table:style-name="ce24">
            <text:p>10,007</text:p>
          </table:table-cell>
          <table:table-cell office:value-type="float" office:value="4.3916774372134357" table:style-name="ce26">
            <text:p>4.39</text:p>
          </table:table-cell>
          <table:table-cell office:value-type="float" office:value="39165" table:style-name="ce24">
            <text:p>39,165</text:p>
          </table:table-cell>
          <table:table-cell office:value-type="float" office:value="20474" table:style-name="ce24">
            <text:p>20,474</text:p>
          </table:table-cell>
          <table:table-cell office:value-type="float" office:value="18691" table:style-name="ce24">
            <text:p>18,691</text:p>
          </table:table-cell>
          <table:table-cell office:value-type="float" office:value="8.1512746707958961" table:style-name="ce25">
            <text:p>8.15</text:p>
          </table:table-cell>
          <table:table-cell office:value-type="float" office:value="42502" table:style-name="ce24">
            <text:p>42,502</text:p>
          </table:table-cell>
          <table:table-cell office:value-type="float" office:value="22220" table:style-name="ce24">
            <text:p>22,220</text:p>
          </table:table-cell>
          <table:table-cell office:value-type="float" office:value="20282" table:style-name="ce24">
            <text:p>20,282</text:p>
          </table:table-cell>
          <table:table-cell office:value-type="float" office:value="8.8457928267117882" table:style-name="ce25">
            <text:p>8.85</text:p>
          </table:table-cell>
          <table:table-cell office:value-type="float" office:value="23179" table:style-name="ce24">
            <text:p>23,179</text:p>
          </table:table-cell>
          <table:table-cell office:value-type="float" office:value="12018" table:style-name="ce24">
            <text:p>12,018</text:p>
          </table:table-cell>
          <table:table-cell office:value-type="float" office:value="11161" table:style-name="ce24">
            <text:p>11,161</text:p>
          </table:table-cell>
          <table:table-cell office:value-type="float" office:value="4.8241643200402935" table:style-name="ce25">
            <text:p>4.82</text:p>
          </table:table-cell>
          <table:table-cell office:value-type="float" office:value="408428" table:style-name="ce24">
            <text:p>408,428</text:p>
          </table:table-cell>
          <table:table-cell office:value-type="float" office:value="207676" table:style-name="ce24">
            <text:p>207,676</text:p>
          </table:table-cell>
          <table:table-cell office:value-type="float" office:value="200752" table:style-name="ce24">
            <text:p>200,752</text:p>
          </table:table-cell>
          <table:table-cell office:value-type="float" office:value="85.004693252746762" table:style-name="ce25">
            <text:p>85.00</text:p>
          </table:table-cell>
          <table:table-cell office:value-type="float" office:value="95510" table:style-name="ce24">
            <text:p>95,510</text:p>
          </table:table-cell>
          <table:table-cell office:value-type="float" office:value="44922" table:style-name="ce24">
            <text:p>44,922</text:p>
          </table:table-cell>
          <table:table-cell office:value-type="float" office:value="50588" table:style-name="ce24">
            <text:p>50,588</text:p>
          </table:table-cell>
          <table:table-cell office:value-type="float" office:value="19.878162742441365" table:style-name="ce25">
            <text:p>19.8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65376" table:style-name="ce24">
            <text:p>665,376</text:p>
          </table:table-cell>
          <table:table-cell office:value-type="float" office:value="343600" table:style-name="ce24">
            <text:p>343,600</text:p>
          </table:table-cell>
          <table:table-cell office:value-type="float" office:value="321776" table:style-name="ce24">
            <text:p>321,776</text:p>
          </table:table-cell>
          <table:table-cell office:value-type="float" office:value="20005" table:style-name="ce24">
            <text:p>20,005</text:p>
          </table:table-cell>
          <table:table-cell office:value-type="float" office:value="10382" table:style-name="ce24">
            <text:p>10,382</text:p>
          </table:table-cell>
          <table:table-cell office:value-type="float" office:value="9623" table:style-name="ce24">
            <text:p>9,623</text:p>
          </table:table-cell>
          <table:table-cell office:value-type="float" office:value="3.0065707209156929" table:style-name="ce25">
            <text:p>3.01</text:p>
          </table:table-cell>
          <table:table-cell office:value-type="float" office:value="29565" table:style-name="ce24">
            <text:p>29,565</text:p>
          </table:table-cell>
          <table:table-cell office:value-type="float" office:value="15293" table:style-name="ce24">
            <text:p>15,293</text:p>
          </table:table-cell>
          <table:table-cell office:value-type="float" office:value="14272" table:style-name="ce24">
            <text:p>14,272</text:p>
          </table:table-cell>
          <table:table-cell office:value-type="float" office:value="4.4433523301110949" table:style-name="ce26">
            <text:p>4.44</text:p>
          </table:table-cell>
          <table:table-cell office:value-type="float" office:value="54980" table:style-name="ce24">
            <text:p>54,980</text:p>
          </table:table-cell>
          <table:table-cell office:value-type="float" office:value="28457" table:style-name="ce24">
            <text:p>28,457</text:p>
          </table:table-cell>
          <table:table-cell office:value-type="float" office:value="26523" table:style-name="ce24">
            <text:p>26,523</text:p>
          </table:table-cell>
          <table:table-cell office:value-type="float" office:value="8.262997162506613" table:style-name="ce25">
            <text:p>8.26</text:p>
          </table:table-cell>
          <table:table-cell office:value-type="float" office:value="59907" table:style-name="ce24">
            <text:p>59,907</text:p>
          </table:table-cell>
          <table:table-cell office:value-type="float" office:value="31010" table:style-name="ce24">
            <text:p>31,010</text:p>
          </table:table-cell>
          <table:table-cell office:value-type="float" office:value="28897" table:style-name="ce24">
            <text:p>28,897</text:p>
          </table:table-cell>
          <table:table-cell office:value-type="float" office:value="9.0034807387101434" table:style-name="ce25">
            <text:p>9.00</text:p>
          </table:table-cell>
          <table:table-cell office:value-type="float" office:value="34176" table:style-name="ce24">
            <text:p>34,176</text:p>
          </table:table-cell>
          <table:table-cell office:value-type="float" office:value="17903" table:style-name="ce24">
            <text:p>17,903</text:p>
          </table:table-cell>
          <table:table-cell office:value-type="float" office:value="16273" table:style-name="ce24">
            <text:p>16,273</text:p>
          </table:table-cell>
          <table:table-cell office:value-type="float" office:value="5.1363439619102582" table:style-name="ce25">
            <text:p>5.14</text:p>
          </table:table-cell>
          <table:table-cell office:value-type="float" office:value="562114" table:style-name="ce24">
            <text:p>562,114</text:p>
          </table:table-cell>
          <table:table-cell office:value-type="float" office:value="289747" table:style-name="ce24">
            <text:p>289,747</text:p>
          </table:table-cell>
          <table:table-cell office:value-type="float" office:value="272367" table:style-name="ce24">
            <text:p>272,367</text:p>
          </table:table-cell>
          <table:table-cell office:value-type="float" office:value="84.480654547203386" table:style-name="ce25">
            <text:p>84.48</text:p>
          </table:table-cell>
          <table:table-cell office:value-type="float" office:value="132853" table:style-name="ce24">
            <text:p>132,853</text:p>
          </table:table-cell>
          <table:table-cell office:value-type="float" office:value="61239" table:style-name="ce24">
            <text:p>61,239</text:p>
          </table:table-cell>
          <table:table-cell office:value-type="float" office:value="71614" table:style-name="ce24">
            <text:p>71,614</text:p>
          </table:table-cell>
          <table:table-cell office:value-type="float" office:value="19.966605347953639" table:style-name="ce25">
            <text:p>19.9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89509" table:style-name="ce24">
            <text:p>489,509</text:p>
          </table:table-cell>
          <table:table-cell office:value-type="float" office:value="253688" table:style-name="ce24">
            <text:p>253,688</text:p>
          </table:table-cell>
          <table:table-cell office:value-type="float" office:value="235821" table:style-name="ce24">
            <text:p>235,821</text:p>
          </table:table-cell>
          <table:table-cell office:value-type="float" office:value="12662" table:style-name="ce24">
            <text:p>12,662</text:p>
          </table:table-cell>
          <table:table-cell office:value-type="float" office:value="6510" table:style-name="ce24">
            <text:p>6,510</text:p>
          </table:table-cell>
          <table:table-cell office:value-type="float" office:value="6152" table:style-name="ce24">
            <text:p>6,152</text:p>
          </table:table-cell>
          <table:table-cell office:value-type="float" office:value="2.5866735851639091" table:style-name="ce25">
            <text:p>2.59</text:p>
          </table:table-cell>
          <table:table-cell office:value-type="float" office:value="18331" table:style-name="ce24">
            <text:p>18,331</text:p>
          </table:table-cell>
          <table:table-cell office:value-type="float" office:value="9432" table:style-name="ce24">
            <text:p>9,432</text:p>
          </table:table-cell>
          <table:table-cell office:value-type="float" office:value="8899" table:style-name="ce24">
            <text:p>8,899</text:p>
          </table:table-cell>
          <table:table-cell office:value-type="float" office:value="3.7447728233801625" table:style-name="ce26">
            <text:p>3.74</text:p>
          </table:table-cell>
          <table:table-cell office:value-type="float" office:value="33043" table:style-name="ce24">
            <text:p>33,043</text:p>
          </table:table-cell>
          <table:table-cell office:value-type="float" office:value="17048" table:style-name="ce24">
            <text:p>17,048</text:p>
          </table:table-cell>
          <table:table-cell office:value-type="float" office:value="15995" table:style-name="ce24">
            <text:p>15,995</text:p>
          </table:table-cell>
          <table:table-cell office:value-type="float" office:value="6.750233397138766" table:style-name="ce25">
            <text:p>6.75</text:p>
          </table:table-cell>
          <table:table-cell office:value-type="float" office:value="35818" table:style-name="ce24">
            <text:p>35,818</text:p>
          </table:table-cell>
          <table:table-cell office:value-type="float" office:value="18538" table:style-name="ce24">
            <text:p>18,538</text:p>
          </table:table-cell>
          <table:table-cell office:value-type="float" office:value="17280" table:style-name="ce24">
            <text:p>17,280</text:p>
          </table:table-cell>
          <table:table-cell office:value-type="float" office:value="7.3171279792608512" table:style-name="ce25">
            <text:p>7.32</text:p>
          </table:table-cell>
          <table:table-cell office:value-type="float" office:value="21377" table:style-name="ce24">
            <text:p>21,377</text:p>
          </table:table-cell>
          <table:table-cell office:value-type="float" office:value="11290" table:style-name="ce24">
            <text:p>11,290</text:p>
          </table:table-cell>
          <table:table-cell office:value-type="float" office:value="10087" table:style-name="ce24">
            <text:p>10,087</text:p>
          </table:table-cell>
          <table:table-cell office:value-type="float" office:value="4.3670290025311083" table:style-name="ce25">
            <text:p>4.37</text:p>
          </table:table-cell>
          <table:table-cell office:value-type="float" office:value="425136" table:style-name="ce24">
            <text:p>425,136</text:p>
          </table:table-cell>
          <table:table-cell office:value-type="float" office:value="220141" table:style-name="ce24">
            <text:p>220,141</text:p>
          </table:table-cell>
          <table:table-cell office:value-type="float" office:value="204995" table:style-name="ce24">
            <text:p>204,995</text:p>
          </table:table-cell>
          <table:table-cell office:value-type="float" office:value="86.849475699118912" table:style-name="ce25">
            <text:p>86.85</text:p>
          </table:table-cell>
          <table:table-cell office:value-type="float" office:value="105037" table:style-name="ce24">
            <text:p>105,037</text:p>
          </table:table-cell>
          <table:table-cell office:value-type="float" office:value="49138" table:style-name="ce24">
            <text:p>49,138</text:p>
          </table:table-cell>
          <table:table-cell office:value-type="float" office:value="55899" table:style-name="ce24">
            <text:p>55,899</text:p>
          </table:table-cell>
          <table:table-cell office:value-type="float" office:value="21.457623863912616" table:style-name="ce25">
            <text:p>21.4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799658" table:style-name="ce24">
            <text:p>799,658</text:p>
          </table:table-cell>
          <table:table-cell office:value-type="float" office:value="406589" table:style-name="ce24">
            <text:p>406,589</text:p>
          </table:table-cell>
          <table:table-cell office:value-type="float" office:value="393069" table:style-name="ce24">
            <text:p>393,069</text:p>
          </table:table-cell>
          <table:table-cell office:value-type="float" office:value="23165" table:style-name="ce24">
            <text:p>23,165</text:p>
          </table:table-cell>
          <table:table-cell office:value-type="float" office:value="11974" table:style-name="ce24">
            <text:p>11,974</text:p>
          </table:table-cell>
          <table:table-cell office:value-type="float" office:value="11191" table:style-name="ce24">
            <text:p>11,191</text:p>
          </table:table-cell>
          <table:table-cell office:value-type="float" office:value="2.8968634091073935" table:style-name="ce25">
            <text:p>2.90</text:p>
          </table:table-cell>
          <table:table-cell office:value-type="float" office:value="34762" table:style-name="ce24">
            <text:p>34,762</text:p>
          </table:table-cell>
          <table:table-cell office:value-type="float" office:value="18063" table:style-name="ce24">
            <text:p>18,063</text:p>
          </table:table-cell>
          <table:table-cell office:value-type="float" office:value="16699" table:style-name="ce24">
            <text:p>16,699</text:p>
          </table:table-cell>
          <table:table-cell office:value-type="float" office:value="4.3471083888362276" table:style-name="ce26">
            <text:p>4.35</text:p>
          </table:table-cell>
          <table:table-cell office:value-type="float" office:value="64070" table:style-name="ce24">
            <text:p>64,070</text:p>
          </table:table-cell>
          <table:table-cell office:value-type="float" office:value="33306" table:style-name="ce24">
            <text:p>33,306</text:p>
          </table:table-cell>
          <table:table-cell office:value-type="float" office:value="30764" table:style-name="ce24">
            <text:p>30,764</text:p>
          </table:table-cell>
          <table:table-cell office:value-type="float" office:value="8.0121752049000943" table:style-name="ce25">
            <text:p>8.01</text:p>
          </table:table-cell>
          <table:table-cell office:value-type="float" office:value="69327" table:style-name="ce24">
            <text:p>69,327</text:p>
          </table:table-cell>
          <table:table-cell office:value-type="float" office:value="36091" table:style-name="ce24">
            <text:p>36,091</text:p>
          </table:table-cell>
          <table:table-cell office:value-type="float" office:value="33236" table:style-name="ce24">
            <text:p>33,236</text:p>
          </table:table-cell>
          <table:table-cell office:value-type="float" office:value="8.6695812459826573" table:style-name="ce25">
            <text:p>8.67</text:p>
          </table:table-cell>
          <table:table-cell office:value-type="float" office:value="36796" table:style-name="ce24">
            <text:p>36,796</text:p>
          </table:table-cell>
          <table:table-cell office:value-type="float" office:value="19244" table:style-name="ce24">
            <text:p>19,244</text:p>
          </table:table-cell>
          <table:table-cell office:value-type="float" office:value="17552" table:style-name="ce24">
            <text:p>17,552</text:p>
          </table:table-cell>
          <table:table-cell office:value-type="float" office:value="4.6014671271968766" table:style-name="ce25">
            <text:p>4.60</text:p>
          </table:table-cell>
          <table:table-cell office:value-type="float" office:value="683163" table:style-name="ce24">
            <text:p>683,163</text:p>
          </table:table-cell>
          <table:table-cell office:value-type="float" office:value="345807" table:style-name="ce24">
            <text:p>345,807</text:p>
          </table:table-cell>
          <table:table-cell office:value-type="float" office:value="337356" table:style-name="ce24">
            <text:p>337,356</text:p>
          </table:table-cell>
          <table:table-cell office:value-type="float" office:value="85.431897136025654" table:style-name="ce25">
            <text:p>85.43</text:p>
          </table:table-cell>
          <table:table-cell office:value-type="float" office:value="153532" table:style-name="ce24">
            <text:p>153,532</text:p>
          </table:table-cell>
          <table:table-cell office:value-type="float" office:value="71341" table:style-name="ce24">
            <text:p>71,341</text:p>
          </table:table-cell>
          <table:table-cell office:value-type="float" office:value="82191" table:style-name="ce24">
            <text:p>82,191</text:p>
          </table:table-cell>
          <table:table-cell office:value-type="float" office:value="19.199707875116612" table:style-name="ce25">
            <text:p>19.2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2824" table:style-name="ce24">
            <text:p>212,824</text:p>
          </table:table-cell>
          <table:table-cell office:value-type="float" office:value="108967" table:style-name="ce24">
            <text:p>108,967</text:p>
          </table:table-cell>
          <table:table-cell office:value-type="float" office:value="103857" table:style-name="ce24">
            <text:p>103,857</text:p>
          </table:table-cell>
          <table:table-cell office:value-type="float" office:value="7080" table:style-name="ce24">
            <text:p>7,080</text:p>
          </table:table-cell>
          <table:table-cell office:value-type="float" office:value="3730" table:style-name="ce24">
            <text:p>3,730</text:p>
          </table:table-cell>
          <table:table-cell office:value-type="float" office:value="3350" table:style-name="ce24">
            <text:p>3,350</text:p>
          </table:table-cell>
          <table:table-cell office:value-type="float" office:value="3.3266924782919221" table:style-name="ce25">
            <text:p>3.33</text:p>
          </table:table-cell>
          <table:table-cell office:value-type="float" office:value="10351" table:style-name="ce24">
            <text:p>10,351</text:p>
          </table:table-cell>
          <table:table-cell office:value-type="float" office:value="5428" table:style-name="ce24">
            <text:p>5,428</text:p>
          </table:table-cell>
          <table:table-cell office:value-type="float" office:value="4923" table:style-name="ce24">
            <text:p>4,923</text:p>
          </table:table-cell>
          <table:table-cell office:value-type="float" office:value="4.8636431981355486" table:style-name="ce26">
            <text:p>4.86</text:p>
          </table:table-cell>
          <table:table-cell office:value-type="float" office:value="18739" table:style-name="ce24">
            <text:p>18,739</text:p>
          </table:table-cell>
          <table:table-cell office:value-type="float" office:value="9790" table:style-name="ce24">
            <text:p>9,790</text:p>
          </table:table-cell>
          <table:table-cell office:value-type="float" office:value="8949" table:style-name="ce24">
            <text:p>8,949</text:p>
          </table:table-cell>
          <table:table-cell office:value-type="float" office:value="8.8049280156373335" table:style-name="ce25">
            <text:p>8.80</text:p>
          </table:table-cell>
          <table:table-cell office:value-type="float" office:value="20228" table:style-name="ce24">
            <text:p>20,228</text:p>
          </table:table-cell>
          <table:table-cell office:value-type="float" office:value="10539" table:style-name="ce24">
            <text:p>10,539</text:p>
          </table:table-cell>
          <table:table-cell office:value-type="float" office:value="9689" table:style-name="ce24">
            <text:p>9,689</text:p>
          </table:table-cell>
          <table:table-cell office:value-type="float" office:value="9.504567154080366" table:style-name="ce25">
            <text:p>9.50</text:p>
          </table:table-cell>
          <table:table-cell office:value-type="float" office:value="10664" table:style-name="ce24">
            <text:p>10,664</text:p>
          </table:table-cell>
          <table:table-cell office:value-type="float" office:value="5633" table:style-name="ce24">
            <text:p>5,633</text:p>
          </table:table-cell>
          <table:table-cell office:value-type="float" office:value="5031" table:style-name="ce24">
            <text:p>5,031</text:p>
          </table:table-cell>
          <table:table-cell office:value-type="float" office:value="5.0107130774724649" table:style-name="ce25">
            <text:p>5.01</text:p>
          </table:table-cell>
          <table:table-cell office:value-type="float" office:value="179083" table:style-name="ce24">
            <text:p>179,083</text:p>
          </table:table-cell>
          <table:table-cell office:value-type="float" office:value="91270" table:style-name="ce24">
            <text:p>91,270</text:p>
          </table:table-cell>
          <table:table-cell office:value-type="float" office:value="87813" table:style-name="ce24">
            <text:p>87,813</text:p>
          </table:table-cell>
          <table:table-cell office:value-type="float" office:value="84.146054956207948" table:style-name="ce25">
            <text:p>84.15</text:p>
          </table:table-cell>
          <table:table-cell office:value-type="float" office:value="39328" table:style-name="ce24">
            <text:p>39,328</text:p>
          </table:table-cell>
          <table:table-cell office:value-type="float" office:value="17837" table:style-name="ce24">
            <text:p>17,837</text:p>
          </table:table-cell>
          <table:table-cell office:value-type="float" office:value="21491" table:style-name="ce24">
            <text:p>21,491</text:p>
          </table:table-cell>
          <table:table-cell office:value-type="float" office:value="18.479118896365073" table:style-name="ce25">
            <text:p>18.4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19024" table:style-name="ce24">
            <text:p>319,024</text:p>
          </table:table-cell>
          <table:table-cell office:value-type="float" office:value="160992" table:style-name="ce24">
            <text:p>160,992</text:p>
          </table:table-cell>
          <table:table-cell office:value-type="float" office:value="158032" table:style-name="ce24">
            <text:p>158,032</text:p>
          </table:table-cell>
          <table:table-cell office:value-type="float" office:value="10914" table:style-name="ce24">
            <text:p>10,914</text:p>
          </table:table-cell>
          <table:table-cell office:value-type="float" office:value="5733" table:style-name="ce24">
            <text:p>5,733</text:p>
          </table:table-cell>
          <table:table-cell office:value-type="float" office:value="5181" table:style-name="ce24">
            <text:p>5,181</text:p>
          </table:table-cell>
          <table:table-cell office:value-type="float" office:value="3.4210592306534933" table:style-name="ce25">
            <text:p>3.42</text:p>
          </table:table-cell>
          <table:table-cell office:value-type="float" office:value="16113" table:style-name="ce24">
            <text:p>16,113</text:p>
          </table:table-cell>
          <table:table-cell office:value-type="float" office:value="8427" table:style-name="ce24">
            <text:p>8,427</text:p>
          </table:table-cell>
          <table:table-cell office:value-type="float" office:value="7686" table:style-name="ce24">
            <text:p>7,686</text:p>
          </table:table-cell>
          <table:table-cell office:value-type="float" office:value="5.0507171874216361" table:style-name="ce26">
            <text:p>5.05</text:p>
          </table:table-cell>
          <table:table-cell office:value-type="float" office:value="28978" table:style-name="ce24">
            <text:p>28,978</text:p>
          </table:table-cell>
          <table:table-cell office:value-type="float" office:value="15198" table:style-name="ce24">
            <text:p>15,198</text:p>
          </table:table-cell>
          <table:table-cell office:value-type="float" office:value="13780" table:style-name="ce24">
            <text:p>13,780</text:p>
          </table:table-cell>
          <table:table-cell office:value-type="float" office:value="9.0833291539194541" table:style-name="ce25">
            <text:p>9.08</text:p>
          </table:table-cell>
          <table:table-cell office:value-type="float" office:value="31334" table:style-name="ce24">
            <text:p>31,334</text:p>
          </table:table-cell>
          <table:table-cell office:value-type="float" office:value="16439" table:style-name="ce24">
            <text:p>16,439</text:p>
          </table:table-cell>
          <table:table-cell office:value-type="float" office:value="14895" table:style-name="ce24">
            <text:p>14,895</text:p>
          </table:table-cell>
          <table:table-cell office:value-type="float" office:value="9.8218315863383321" table:style-name="ce25">
            <text:p>9.82</text:p>
          </table:table-cell>
          <table:table-cell office:value-type="float" office:value="15791" table:style-name="ce24">
            <text:p>15,791</text:p>
          </table:table-cell>
          <table:table-cell office:value-type="float" office:value="8253" table:style-name="ce24">
            <text:p>8,253</text:p>
          </table:table-cell>
          <table:table-cell office:value-type="float" office:value="7538" table:style-name="ce24">
            <text:p>7,538</text:p>
          </table:table-cell>
          <table:table-cell office:value-type="float" office:value="4.9497843422438441" table:style-name="ce25">
            <text:p>4.95</text:p>
          </table:table-cell>
          <table:table-cell office:value-type="float" office:value="267921" table:style-name="ce24">
            <text:p>267,921</text:p>
          </table:table-cell>
          <table:table-cell office:value-type="float" office:value="134180" table:style-name="ce24">
            <text:p>134,180</text:p>
          </table:table-cell>
          <table:table-cell office:value-type="float" office:value="133741" table:style-name="ce24">
            <text:p>133,741</text:p>
          </table:table-cell>
          <table:table-cell office:value-type="float" office:value="83.981455940618886" table:style-name="ce25">
            <text:p>83.98</text:p>
          </table:table-cell>
          <table:table-cell office:value-type="float" office:value="59992" table:style-name="ce24">
            <text:p>59,992</text:p>
          </table:table-cell>
          <table:table-cell office:value-type="float" office:value="27501" table:style-name="ce24">
            <text:p>27,501</text:p>
          </table:table-cell>
          <table:table-cell office:value-type="float" office:value="32491" table:style-name="ce24">
            <text:p>32,491</text:p>
          </table:table-cell>
          <table:table-cell office:value-type="float" office:value="18.804854807161846" table:style-name="ce25">
            <text:p>18.8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376" table:style-name="ce24">
            <text:p>106,376</text:p>
          </table:table-cell>
          <table:table-cell office:value-type="float" office:value="54601" table:style-name="ce24">
            <text:p>54,601</text:p>
          </table:table-cell>
          <table:table-cell office:value-type="float" office:value="51775" table:style-name="ce24">
            <text:p>51,775</text:p>
          </table:table-cell>
          <table:table-cell office:value-type="float" office:value="4083" table:style-name="ce24">
            <text:p>4,083</text:p>
          </table:table-cell>
          <table:table-cell office:value-type="float" office:value="2111" table:style-name="ce24">
            <text:p>2,111</text:p>
          </table:table-cell>
          <table:table-cell office:value-type="float" office:value="1972" table:style-name="ce24">
            <text:p>1,972</text:p>
          </table:table-cell>
          <table:table-cell office:value-type="float" office:value="3.8382717906294652" table:style-name="ce25">
            <text:p>3.84</text:p>
          </table:table-cell>
          <table:table-cell office:value-type="float" office:value="5509" table:style-name="ce24">
            <text:p>5,509</text:p>
          </table:table-cell>
          <table:table-cell office:value-type="float" office:value="2877" table:style-name="ce24">
            <text:p>2,877</text:p>
          </table:table-cell>
          <table:table-cell office:value-type="float" office:value="2632" table:style-name="ce24">
            <text:p>2,632</text:p>
          </table:table-cell>
          <table:table-cell office:value-type="float" office:value="5.1787997292622396" table:style-name="ce26">
            <text:p>5.18</text:p>
          </table:table-cell>
          <table:table-cell office:value-type="float" office:value="8765" table:style-name="ce24">
            <text:p>8,765</text:p>
          </table:table-cell>
          <table:table-cell office:value-type="float" office:value="4592" table:style-name="ce24">
            <text:p>4,592</text:p>
          </table:table-cell>
          <table:table-cell office:value-type="float" office:value="4173" table:style-name="ce24">
            <text:p>4,173</text:p>
          </table:table-cell>
          <table:table-cell office:value-type="float" office:value="8.2396405204181402" table:style-name="ce25">
            <text:p>8.24</text:p>
          </table:table-cell>
          <table:table-cell office:value-type="float" office:value="9335" table:style-name="ce24">
            <text:p>9,335</text:p>
          </table:table-cell>
          <table:table-cell office:value-type="float" office:value="4888" table:style-name="ce24">
            <text:p>4,888</text:p>
          </table:table-cell>
          <table:table-cell office:value-type="float" office:value="4447" table:style-name="ce24">
            <text:p>4,447</text:p>
          </table:table-cell>
          <table:table-cell office:value-type="float" office:value="8.7754756712040312" table:style-name="ce25">
            <text:p>8.78</text:p>
          </table:table-cell>
          <table:table-cell office:value-type="float" office:value="4209" table:style-name="ce24">
            <text:p>4,209</text:p>
          </table:table-cell>
          <table:table-cell office:value-type="float" office:value="2175" table:style-name="ce24">
            <text:p>2,175</text:p>
          </table:table-cell>
          <table:table-cell office:value-type="float" office:value="2034" table:style-name="ce24">
            <text:p>2,034</text:p>
          </table:table-cell>
          <table:table-cell office:value-type="float" office:value="3.9567195608031889" table:style-name="ce25">
            <text:p>3.96</text:p>
          </table:table-cell>
          <table:table-cell office:value-type="float" office:value="91112" table:style-name="ce24">
            <text:p>91,112</text:p>
          </table:table-cell>
          <table:table-cell office:value-type="float" office:value="46587" table:style-name="ce24">
            <text:p>46,587</text:p>
          </table:table-cell>
          <table:table-cell office:value-type="float" office:value="44525" table:style-name="ce24">
            <text:p>44,525</text:p>
          </table:table-cell>
          <table:table-cell office:value-type="float" office:value="85.650898698954649" table:style-name="ce25">
            <text:p>85.65</text:p>
          </table:table-cell>
          <table:table-cell office:value-type="float" office:value="19231" table:style-name="ce24">
            <text:p>19,231</text:p>
          </table:table-cell>
          <table:table-cell office:value-type="float" office:value="8988" table:style-name="ce24">
            <text:p>8,988</text:p>
          </table:table-cell>
          <table:table-cell office:value-type="float" office:value="10243" table:style-name="ce24">
            <text:p>10,243</text:p>
          </table:table-cell>
          <table:table-cell office:value-type="float" office:value="18.078325938181543" table:style-name="ce25">
            <text:p>18.0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1099" table:style-name="ce24">
            <text:p>361,099</text:p>
          </table:table-cell>
          <table:table-cell office:value-type="float" office:value="179970" table:style-name="ce24">
            <text:p>179,970</text:p>
          </table:table-cell>
          <table:table-cell office:value-type="float" office:value="181129" table:style-name="ce24">
            <text:p>181,129</text:p>
          </table:table-cell>
          <table:table-cell office:value-type="float" office:value="9898" table:style-name="ce24">
            <text:p>9,898</text:p>
          </table:table-cell>
          <table:table-cell office:value-type="float" office:value="5224" table:style-name="ce24">
            <text:p>5,224</text:p>
          </table:table-cell>
          <table:table-cell office:value-type="float" office:value="4674" table:style-name="ce24">
            <text:p>4,674</text:p>
          </table:table-cell>
          <table:table-cell office:value-type="float" office:value="2.7410765468749565" table:style-name="ce25">
            <text:p>2.74</text:p>
          </table:table-cell>
          <table:table-cell office:value-type="float" office:value="15075" table:style-name="ce24">
            <text:p>15,075</text:p>
          </table:table-cell>
          <table:table-cell office:value-type="float" office:value="7861" table:style-name="ce24">
            <text:p>7,861</text:p>
          </table:table-cell>
          <table:table-cell office:value-type="float" office:value="7214" table:style-name="ce24">
            <text:p>7,214</text:p>
          </table:table-cell>
          <table:table-cell office:value-type="float" office:value="4.1747553994887827" table:style-name="ce26">
            <text:p>4.17</text:p>
          </table:table-cell>
          <table:table-cell office:value-type="float" office:value="28198" table:style-name="ce24">
            <text:p>28,198</text:p>
          </table:table-cell>
          <table:table-cell office:value-type="float" office:value="14616" table:style-name="ce24">
            <text:p>14,616</text:p>
          </table:table-cell>
          <table:table-cell office:value-type="float" office:value="13582" table:style-name="ce24">
            <text:p>13,582</text:p>
          </table:table-cell>
          <table:table-cell office:value-type="float" office:value="7.8089388228712906" table:style-name="ce25">
            <text:p>7.81</text:p>
          </table:table-cell>
          <table:table-cell office:value-type="float" office:value="30566" table:style-name="ce24">
            <text:p>30,566</text:p>
          </table:table-cell>
          <table:table-cell office:value-type="float" office:value="15865" table:style-name="ce24">
            <text:p>15,865</text:p>
          </table:table-cell>
          <table:table-cell office:value-type="float" office:value="14701" table:style-name="ce24">
            <text:p>14,701</text:p>
          </table:table-cell>
          <table:table-cell office:value-type="float" office:value="8.4647146627379204" table:style-name="ce25">
            <text:p>8.46</text:p>
          </table:table-cell>
          <table:table-cell office:value-type="float" office:value="16347" table:style-name="ce24">
            <text:p>16,347</text:p>
          </table:table-cell>
          <table:table-cell office:value-type="float" office:value="8505" table:style-name="ce24">
            <text:p>8,505</text:p>
          </table:table-cell>
          <table:table-cell office:value-type="float" office:value="7842" table:style-name="ce24">
            <text:p>7,842</text:p>
          </table:table-cell>
          <table:table-cell office:value-type="float" office:value="4.5270133675252486" table:style-name="ce25">
            <text:p>4.53</text:p>
          </table:table-cell>
          <table:table-cell office:value-type="float" office:value="310137" table:style-name="ce24">
            <text:p>310,137</text:p>
          </table:table-cell>
          <table:table-cell office:value-type="float" office:value="153419" table:style-name="ce24">
            <text:p>153,419</text:p>
          </table:table-cell>
          <table:table-cell office:value-type="float" office:value="156718" table:style-name="ce24">
            <text:p>156,718</text:p>
          </table:table-cell>
          <table:table-cell office:value-type="float" office:value="85.886972824627037" table:style-name="ce25">
            <text:p>85.89</text:p>
          </table:table-cell>
          <table:table-cell office:value-type="float" office:value="68521" table:style-name="ce24">
            <text:p>68,521</text:p>
          </table:table-cell>
          <table:table-cell office:value-type="float" office:value="30865" table:style-name="ce24">
            <text:p>30,865</text:p>
          </table:table-cell>
          <table:table-cell office:value-type="float" office:value="37656" table:style-name="ce24">
            <text:p>37,656</text:p>
          </table:table-cell>
          <table:table-cell office:value-type="float" office:value="18.975682569046164" table:style-name="ce25">
            <text:p>18.9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0836" table:style-name="ce24">
            <text:p>450,836</text:p>
          </table:table-cell>
          <table:table-cell office:value-type="float" office:value="222573" table:style-name="ce24">
            <text:p>222,573</text:p>
          </table:table-cell>
          <table:table-cell office:value-type="float" office:value="228263" table:style-name="ce24">
            <text:p>228,263</text:p>
          </table:table-cell>
          <table:table-cell office:value-type="float" office:value="20492" table:style-name="ce24">
            <text:p>20,492</text:p>
          </table:table-cell>
          <table:table-cell office:value-type="float" office:value="10669" table:style-name="ce24">
            <text:p>10,669</text:p>
          </table:table-cell>
          <table:table-cell office:value-type="float" office:value="9823" table:style-name="ce24">
            <text:p>9,823</text:p>
          </table:table-cell>
          <table:table-cell office:value-type="float" office:value="4.5453335581009497" table:style-name="ce25">
            <text:p>4.55</text:p>
          </table:table-cell>
          <table:table-cell office:value-type="float" office:value="31077" table:style-name="ce24">
            <text:p>31,077</text:p>
          </table:table-cell>
          <table:table-cell office:value-type="float" office:value="16064" table:style-name="ce24">
            <text:p>16,064</text:p>
          </table:table-cell>
          <table:table-cell office:value-type="float" office:value="15013" table:style-name="ce24">
            <text:p>15,013</text:p>
          </table:table-cell>
          <table:table-cell office:value-type="float" office:value="6.8931939774108537" table:style-name="ce26">
            <text:p>6.89</text:p>
          </table:table-cell>
          <table:table-cell office:value-type="float" office:value="59215" table:style-name="ce24">
            <text:p>59,215</text:p>
          </table:table-cell>
          <table:table-cell office:value-type="float" office:value="30682" table:style-name="ce24">
            <text:p>30,682</text:p>
          </table:table-cell>
          <table:table-cell office:value-type="float" office:value="28533" table:style-name="ce24">
            <text:p>28,533</text:p>
          </table:table-cell>
          <table:table-cell office:value-type="float" office:value="13.134487929091732" table:style-name="ce25">
            <text:p>13.13</text:p>
          </table:table-cell>
          <table:table-cell office:value-type="float" office:value="63972" table:style-name="ce24">
            <text:p>63,972</text:p>
          </table:table-cell>
          <table:table-cell office:value-type="float" office:value="33158" table:style-name="ce24">
            <text:p>33,158</text:p>
          </table:table-cell>
          <table:table-cell office:value-type="float" office:value="30814" table:style-name="ce24">
            <text:p>30,814</text:p>
          </table:table-cell>
          <table:table-cell office:value-type="float" office:value="14.189638804354576" table:style-name="ce25">
            <text:p>14.19</text:p>
          </table:table-cell>
          <table:table-cell office:value-type="float" office:value="29098" table:style-name="ce24">
            <text:p>29,098</text:p>
          </table:table-cell>
          <table:table-cell office:value-type="float" office:value="15286" table:style-name="ce24">
            <text:p>15,286</text:p>
          </table:table-cell>
          <table:table-cell office:value-type="float" office:value="13812" table:style-name="ce24">
            <text:p>13,812</text:p>
          </table:table-cell>
          <table:table-cell office:value-type="float" office:value="6.4542316940084641" table:style-name="ce25">
            <text:p>6.45</text:p>
          </table:table-cell>
          <table:table-cell office:value-type="float" office:value="353003" table:style-name="ce24">
            <text:p>353,003</text:p>
          </table:table-cell>
          <table:table-cell office:value-type="float" office:value="171644" table:style-name="ce24">
            <text:p>171,644</text:p>
          </table:table-cell>
          <table:table-cell office:value-type="float" office:value="181359" table:style-name="ce24">
            <text:p>181,359</text:p>
          </table:table-cell>
          <table:table-cell office:value-type="float" office:value="78.299647765484565" table:style-name="ce25">
            <text:p>78.30</text:p>
          </table:table-cell>
          <table:table-cell office:value-type="float" office:value="62682" table:style-name="ce24">
            <text:p>62,682</text:p>
          </table:table-cell>
          <table:table-cell office:value-type="float" office:value="27609" table:style-name="ce24">
            <text:p>27,609</text:p>
          </table:table-cell>
          <table:table-cell office:value-type="float" office:value="35073" table:style-name="ce24">
            <text:p>35,073</text:p>
          </table:table-cell>
          <table:table-cell office:value-type="float" office:value="13.90350371310188" table:style-name="ce25">
            <text:p>13.9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2606" table:style-name="ce24">
            <text:p>262,606</text:p>
          </table:table-cell>
          <table:table-cell office:value-type="float" office:value="126534" table:style-name="ce24">
            <text:p>126,534</text:p>
          </table:table-cell>
          <table:table-cell office:value-type="float" office:value="136072" table:style-name="ce24">
            <text:p>136,072</text:p>
          </table:table-cell>
          <table:table-cell office:value-type="float" office:value="8665" table:style-name="ce24">
            <text:p>8,665</text:p>
          </table:table-cell>
          <table:table-cell office:value-type="float" office:value="4465" table:style-name="ce24">
            <text:p>4,465</text:p>
          </table:table-cell>
          <table:table-cell office:value-type="float" office:value="4200" table:style-name="ce24">
            <text:p>4,200</text:p>
          </table:table-cell>
          <table:table-cell office:value-type="float" office:value="3.2996199629863749" table:style-name="ce25">
            <text:p>3.30</text:p>
          </table:table-cell>
          <table:table-cell office:value-type="float" office:value="13486" table:style-name="ce24">
            <text:p>13,486</text:p>
          </table:table-cell>
          <table:table-cell office:value-type="float" office:value="6929" table:style-name="ce24">
            <text:p>6,929</text:p>
          </table:table-cell>
          <table:table-cell office:value-type="float" office:value="6557" table:style-name="ce24">
            <text:p>6,557</text:p>
          </table:table-cell>
          <table:table-cell office:value-type="float" office:value="5.1354500658781594" table:style-name="ce26">
            <text:p>5.14</text:p>
          </table:table-cell>
          <table:table-cell office:value-type="float" office:value="26159" table:style-name="ce24">
            <text:p>26,159</text:p>
          </table:table-cell>
          <table:table-cell office:value-type="float" office:value="13528" table:style-name="ce24">
            <text:p>13,528</text:p>
          </table:table-cell>
          <table:table-cell office:value-type="float" office:value="12631" table:style-name="ce24">
            <text:p>12,631</text:p>
          </table:table-cell>
          <table:table-cell office:value-type="float" office:value="9.9613108611379779" table:style-name="ce25">
            <text:p>9.96</text:p>
          </table:table-cell>
          <table:table-cell office:value-type="float" office:value="28570" table:style-name="ce24">
            <text:p>28,570</text:p>
          </table:table-cell>
          <table:table-cell office:value-type="float" office:value="14808" table:style-name="ce24">
            <text:p>14,808</text:p>
          </table:table-cell>
          <table:table-cell office:value-type="float" office:value="13762" table:style-name="ce24">
            <text:p>13,762</text:p>
          </table:table-cell>
          <table:table-cell office:value-type="float" office:value="10.879416311889294" table:style-name="ce25">
            <text:p>10.88</text:p>
          </table:table-cell>
          <table:table-cell office:value-type="float" office:value="15245" table:style-name="ce24">
            <text:p>15,245</text:p>
          </table:table-cell>
          <table:table-cell office:value-type="float" office:value="7949" table:style-name="ce24">
            <text:p>7,949</text:p>
          </table:table-cell>
          <table:table-cell office:value-type="float" office:value="7296" table:style-name="ce24">
            <text:p>7,296</text:p>
          </table:table-cell>
          <table:table-cell office:value-type="float" office:value="5.8052748223574477" table:style-name="ce25">
            <text:p>5.81</text:p>
          </table:table-cell>
          <table:table-cell office:value-type="float" office:value="215524" table:style-name="ce24">
            <text:p>215,524</text:p>
          </table:table-cell>
          <table:table-cell office:value-type="float" office:value="102090" table:style-name="ce24">
            <text:p>102,090</text:p>
          </table:table-cell>
          <table:table-cell office:value-type="float" office:value="113434" table:style-name="ce24">
            <text:p>113,434</text:p>
          </table:table-cell>
          <table:table-cell office:value-type="float" office:value="82.071239804117198" table:style-name="ce25">
            <text:p>82.07</text:p>
          </table:table-cell>
          <table:table-cell office:value-type="float" office:value="45734" table:style-name="ce24">
            <text:p>45,734</text:p>
          </table:table-cell>
          <table:table-cell office:value-type="float" office:value="20034" table:style-name="ce24">
            <text:p>20,034</text:p>
          </table:table-cell>
          <table:table-cell office:value-type="float" office:value="25700" table:style-name="ce24">
            <text:p>25,700</text:p>
          </table:table-cell>
          <table:table-cell office:value-type="float" office:value="17.415443668461496" table:style-name="ce25">
            <text:p>17.42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4196" table:style-name="ce20">
            <text:p>154,196</text:p>
          </table:table-cell>
          <table:table-cell office:value-type="float" office:value="77627" table:style-name="ce20">
            <text:p>77,627</text:p>
          </table:table-cell>
          <table:table-cell office:value-type="float" office:value="76569" table:style-name="ce20">
            <text:p>76,569</text:p>
          </table:table-cell>
          <table:table-cell office:value-type="float" office:value="4879" table:style-name="ce20">
            <text:p>4,879</text:p>
          </table:table-cell>
          <table:table-cell office:value-type="float" office:value="2518" table:style-name="ce20">
            <text:p>2,518</text:p>
          </table:table-cell>
          <table:table-cell office:value-type="float" office:value="2361" table:style-name="ce20">
            <text:p>2,361</text:p>
          </table:table-cell>
          <table:table-cell office:value-type="float" office:value="3.1641547121844922" table:style-name="ce21">
            <text:p>3.16</text:p>
          </table:table-cell>
          <table:table-cell office:value-type="float" office:value="6652" table:style-name="ce20">
            <text:p>6,652</text:p>
          </table:table-cell>
          <table:table-cell office:value-type="float" office:value="3431" table:style-name="ce20">
            <text:p>3,431</text:p>
          </table:table-cell>
          <table:table-cell office:value-type="float" office:value="3221" table:style-name="ce20">
            <text:p>3,221</text:p>
          </table:table-cell>
          <table:table-cell office:value-type="float" office:value="4.3139899867700855" table:style-name="ce22">
            <text:p>4.31</text:p>
          </table:table-cell>
          <table:table-cell office:value-type="float" office:value="10905" table:style-name="ce20">
            <text:p>10,905</text:p>
          </table:table-cell>
          <table:table-cell office:value-type="float" office:value="5681" table:style-name="ce20">
            <text:p>5,681</text:p>
          </table:table-cell>
          <table:table-cell office:value-type="float" office:value="5224" table:style-name="ce20">
            <text:p>5,224</text:p>
          </table:table-cell>
          <table:table-cell office:value-type="float" office:value="7.0721678902176457" table:style-name="ce21">
            <text:p>7.07</text:p>
          </table:table-cell>
          <table:table-cell office:value-type="float" office:value="11630" table:style-name="ce20">
            <text:p>11,630</text:p>
          </table:table-cell>
          <table:table-cell office:value-type="float" office:value="6050" table:style-name="ce20">
            <text:p>6,050</text:p>
          </table:table-cell>
          <table:table-cell office:value-type="float" office:value="5580" table:style-name="ce20">
            <text:p>5,580</text:p>
          </table:table-cell>
          <table:table-cell office:value-type="float" office:value="7.5423486990583415" table:style-name="ce21">
            <text:p>7.54</text:p>
          </table:table-cell>
          <table:table-cell office:value-type="float" office:value="5313" table:style-name="ce20">
            <text:p>5,313</text:p>
          </table:table-cell>
          <table:table-cell office:value-type="float" office:value="2781" table:style-name="ce20">
            <text:p>2,781</text:p>
          </table:table-cell>
          <table:table-cell office:value-type="float" office:value="2532" table:style-name="ce20">
            <text:p>2,532</text:p>
          </table:table-cell>
          <table:table-cell office:value-type="float" office:value="3.4456146722353371" table:style-name="ce21">
            <text:p>3.45</text:p>
          </table:table-cell>
          <table:table-cell office:value-type="float" office:value="134976" table:style-name="ce20">
            <text:p>134,976</text:p>
          </table:table-cell>
          <table:table-cell office:value-type="float" office:value="67603" table:style-name="ce20">
            <text:p>67,603</text:p>
          </table:table-cell>
          <table:table-cell office:value-type="float" office:value="67373" table:style-name="ce20">
            <text:p>67,373</text:p>
          </table:table-cell>
          <table:table-cell office:value-type="float" office:value="87.535344626319741" table:style-name="ce21">
            <text:p>87.54</text:p>
          </table:table-cell>
          <table:table-cell office:value-type="float" office:value="24334" table:style-name="ce20">
            <text:p>24,334</text:p>
          </table:table-cell>
          <table:table-cell office:value-type="float" office:value="11760" table:style-name="ce20">
            <text:p>11,760</text:p>
          </table:table-cell>
          <table:table-cell office:value-type="float" office:value="12574" table:style-name="ce20">
            <text:p>12,574</text:p>
          </table:table-cell>
          <table:table-cell office:value-type="float" office:value="15.781213520454488" table:style-name="ce21">
            <text:p>15.7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294" table:style-name="ce24">
            <text:p>140,294</text:p>
          </table:table-cell>
          <table:table-cell office:value-type="float" office:value="69575" table:style-name="ce24">
            <text:p>69,575</text:p>
          </table:table-cell>
          <table:table-cell office:value-type="float" office:value="70719" table:style-name="ce24">
            <text:p>70,719</text:p>
          </table:table-cell>
          <table:table-cell office:value-type="float" office:value="4350" table:style-name="ce24">
            <text:p>4,350</text:p>
          </table:table-cell>
          <table:table-cell office:value-type="float" office:value="2230" table:style-name="ce24">
            <text:p>2,230</text:p>
          </table:table-cell>
          <table:table-cell office:value-type="float" office:value="2120" table:style-name="ce24">
            <text:p>2,120</text:p>
          </table:table-cell>
          <table:table-cell office:value-type="float" office:value="3.1006315309279087" table:style-name="ce25">
            <text:p>3.10</text:p>
          </table:table-cell>
          <table:table-cell office:value-type="float" office:value="5934" table:style-name="ce24">
            <text:p>5,934</text:p>
          </table:table-cell>
          <table:table-cell office:value-type="float" office:value="3036" table:style-name="ce24">
            <text:p>3,036</text:p>
          </table:table-cell>
          <table:table-cell office:value-type="float" office:value="2898" table:style-name="ce24">
            <text:p>2,898</text:p>
          </table:table-cell>
          <table:table-cell office:value-type="float" office:value="4.2296890815002781" table:style-name="ce26">
            <text:p>4.23</text:p>
          </table:table-cell>
          <table:table-cell office:value-type="float" office:value="9752" table:style-name="ce24">
            <text:p>9,752</text:p>
          </table:table-cell>
          <table:table-cell office:value-type="float" office:value="5068" table:style-name="ce24">
            <text:p>5,068</text:p>
          </table:table-cell>
          <table:table-cell office:value-type="float" office:value="4684" table:style-name="ce24">
            <text:p>4,684</text:p>
          </table:table-cell>
          <table:table-cell office:value-type="float" office:value="6.9511169401399915" table:style-name="ce25">
            <text:p>6.95</text:p>
          </table:table-cell>
          <table:table-cell office:value-type="float" office:value="10392" table:style-name="ce24">
            <text:p>10,392</text:p>
          </table:table-cell>
          <table:table-cell office:value-type="float" office:value="5389" table:style-name="ce24">
            <text:p>5,389</text:p>
          </table:table-cell>
          <table:table-cell office:value-type="float" office:value="5003" table:style-name="ce24">
            <text:p>5,003</text:p>
          </table:table-cell>
          <table:table-cell office:value-type="float" office:value="7.4073018090581213" table:style-name="ce25">
            <text:p>7.41</text:p>
          </table:table-cell>
          <table:table-cell office:value-type="float" office:value="4755" table:style-name="ce24">
            <text:p>4,755</text:p>
          </table:table-cell>
          <table:table-cell office:value-type="float" office:value="2476" table:style-name="ce24">
            <text:p>2,476</text:p>
          </table:table-cell>
          <table:table-cell office:value-type="float" office:value="2279" table:style-name="ce24">
            <text:p>2,279</text:p>
          </table:table-cell>
          <table:table-cell office:value-type="float" office:value="3.389311018290162" table:style-name="ce25">
            <text:p>3.39</text:p>
          </table:table-cell>
          <table:table-cell office:value-type="float" office:value="122998" table:style-name="ce24">
            <text:p>122,998</text:p>
          </table:table-cell>
          <table:table-cell office:value-type="float" office:value="60589" table:style-name="ce24">
            <text:p>60,589</text:p>
          </table:table-cell>
          <table:table-cell office:value-type="float" office:value="62409" table:style-name="ce24">
            <text:p>62,409</text:p>
          </table:table-cell>
          <table:table-cell office:value-type="float" office:value="87.671603917487559" table:style-name="ce25">
            <text:p>87.67</text:p>
          </table:table-cell>
          <table:table-cell office:value-type="float" office:value="22414" table:style-name="ce24">
            <text:p>22,414</text:p>
          </table:table-cell>
          <table:table-cell office:value-type="float" office:value="10703" table:style-name="ce24">
            <text:p>10,703</text:p>
          </table:table-cell>
          <table:table-cell office:value-type="float" office:value="11711" table:style-name="ce24">
            <text:p>11,711</text:p>
          </table:table-cell>
          <table:table-cell office:value-type="float" office:value="15.976449456142102" table:style-name="ce25">
            <text:p>15.9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902" table:style-name="ce24">
            <text:p>13,902</text:p>
          </table:table-cell>
          <table:table-cell office:value-type="float" office:value="8052" table:style-name="ce24">
            <text:p>8,052</text:p>
          </table:table-cell>
          <table:table-cell office:value-type="float" office:value="5850" table:style-name="ce24">
            <text:p>5,850</text:p>
          </table:table-cell>
          <table:table-cell office:value-type="float" office:value="529" table:style-name="ce24">
            <text:p>529</text:p>
          </table:table-cell>
          <table:table-cell office:value-type="float" office:value="288" table:style-name="ce24">
            <text:p>288</text:p>
          </table:table-cell>
          <table:table-cell office:value-type="float" office:value="241" table:style-name="ce24">
            <text:p>241</text:p>
          </table:table-cell>
          <table:table-cell office:value-type="float" office:value="3.805207883757733" table:style-name="ce25">
            <text:p>3.81</text:p>
          </table:table-cell>
          <table:table-cell office:value-type="float" office:value="718" table:style-name="ce24">
            <text:p>718</text:p>
          </table:table-cell>
          <table:table-cell office:value-type="float" office:value="395" table:style-name="ce24">
            <text:p>395</text:p>
          </table:table-cell>
          <table:table-cell office:value-type="float" office:value="323" table:style-name="ce24">
            <text:p>323</text:p>
          </table:table-cell>
          <table:table-cell office:value-type="float" office:value="5.164724500071932" table:style-name="ce26">
            <text:p>5.16</text:p>
          </table:table-cell>
          <table:table-cell office:value-type="float" office:value="1153" table:style-name="ce24">
            <text:p>1,153</text:p>
          </table:table-cell>
          <table:table-cell office:value-type="float" office:value="613" table:style-name="ce24">
            <text:p>613</text:p>
          </table:table-cell>
          <table:table-cell office:value-type="float" office:value="540" table:style-name="ce24">
            <text:p>540</text:p>
          </table:table-cell>
          <table:table-cell office:value-type="float" office:value="8.2937706804776283" table:style-name="ce25">
            <text:p>8.29</text:p>
          </table:table-cell>
          <table:table-cell office:value-type="float" office:value="1238" table:style-name="ce24">
            <text:p>1,238</text:p>
          </table:table-cell>
          <table:table-cell office:value-type="float" office:value="661" table:style-name="ce24">
            <text:p>661</text:p>
          </table:table-cell>
          <table:table-cell office:value-type="float" office:value="577" table:style-name="ce24">
            <text:p>577</text:p>
          </table:table-cell>
          <table:table-cell office:value-type="float" office:value="8.9051934973385123" table:style-name="ce25">
            <text:p>8.91</text:p>
          </table:table-cell>
          <table:table-cell office:value-type="float" office:value="558" table:style-name="ce24">
            <text:p>558</text:p>
          </table:table-cell>
          <table:table-cell office:value-type="float" office:value="305" table:style-name="ce24">
            <text:p>305</text:p>
          </table:table-cell>
          <table:table-cell office:value-type="float" office:value="253" table:style-name="ce24">
            <text:p>253</text:p>
          </table:table-cell>
          <table:table-cell office:value-type="float" office:value="4.013810962451446" table:style-name="ce25">
            <text:p>4.01</text:p>
          </table:table-cell>
          <table:table-cell office:value-type="float" office:value="11978" table:style-name="ce24">
            <text:p>11,978</text:p>
          </table:table-cell>
          <table:table-cell office:value-type="float" office:value="7014" table:style-name="ce24">
            <text:p>7,014</text:p>
          </table:table-cell>
          <table:table-cell office:value-type="float" office:value="4964" table:style-name="ce24">
            <text:p>4,964</text:p>
          </table:table-cell>
          <table:table-cell office:value-type="float" office:value="86.160264710113651" table:style-name="ce25">
            <text:p>86.16</text:p>
          </table:table-cell>
          <table:table-cell office:value-type="float" office:value="1920" table:style-name="ce24">
            <text:p>1,920</text:p>
          </table:table-cell>
          <table:table-cell office:value-type="float" office:value="1057" table:style-name="ce24">
            <text:p>1,057</text:p>
          </table:table-cell>
          <table:table-cell office:value-type="float" office:value="863" table:style-name="ce24">
            <text:p>863</text:p>
          </table:table-cell>
          <table:table-cell office:value-type="float" office:value="13.810962451445835" table:style-name="ce25">
            <text:p>13.81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3" table:style-name="ce34"/>
          <table:table-cell table:number-columns-repeated="3" table:style-name="ce35"/>
          <table:table-cell table:style-name="ce36"/>
          <table:table-cell table:number-columns-repeated="16" table:style-name="ce37"/>
          <table:table-cell table:number-columns-repeated="3" table:style-name="ce38"/>
          <table:table-cell table:number-columns-repeated="4" table:style-name="ce39"/>
          <table:table-cell office:value-type="string" table:style-name="ce40">
            <text:p><text:s text:c="16"/>內政部戶政司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108/上網各月速報公式(8月).xls'#說明" table:style-name="ta2">
        <table:table-source xlink:href="file:///C:/Users/moi1849/Desktop/123/3/1.月報/06速(月)報套印/111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60" table:style-name="ta2">
        <table:table-source xlink:href="file:///C:/Users/moi1849/Desktop/123/3/1.月報/06速(月)報套印/111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70" table:style-name="ta2">
        <table:table-source xlink:href="file:///C:/Users/moi1849/Desktop/123/3/1.月報/06速(月)報套印/111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B0" table:style-name="ta2">
        <table:table-source xlink:href="file:///C:/Users/moi1849/Desktop/123/3/1.月報/06速(月)報套印/111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月別" table:style-name="ta2">
        <table:table-source xlink:href="file:///C:/Users/moi1849/Desktop/123/3/1.月報/06速(月)報套印/111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縣市別" table:style-name="ta2">
        <table:table-source xlink:href="file:///C:/Users/moi1849/Desktop/123/3/1.月報/06速(月)報套印/111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齡結構" table:style-name="ta2">
        <table:table-source xlink:href="file:///C:/Users/moi1849/Desktop/123/3/1.月報/06速(月)報套印/111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資料分析" table:style-name="ta2">
        <table:table-source xlink:href="file:///C:/Users/moi1849/Desktop/123/3/1.月報/06速(月)報套印/111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分析(草稿)" table:style-name="ta2">
        <table:table-source xlink:href="file:///C:/Users/moi1849/Desktop/123/3/1.月報/06速(月)報套印/111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年月別" table:style-name="ta2">
        <table:table-source xlink:href="file:///C:/Users/moi1849/Desktop/123/3/1.月報/06速(月)報套印/111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縣市別" table:style-name="ta2">
        <table:table-source xlink:href="file:///C:/Users/moi1849/Desktop/123/3/1.月報/06速(月)報套印/111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4-單一年齡" table:style-name="ta2">
        <table:table-source xlink:href="file:///C:/Users/moi1849/Desktop/123/3/1.月報/06速(月)報套印/111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5-年齡結構" table:style-name="ta2">
        <table:table-source xlink:href="file:///C:/Users/moi1849/Desktop/123/3/1.月報/06速(月)報套印/111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6-人口增加&amp;生死結離" table:style-name="ta2">
        <table:table-source xlink:href="file:///C:/Users/moi1849/Desktop/123/3/1.月報/06速(月)報套印/111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年月別" table:style-name="ta2">
        <table:table-source xlink:href="file:///C:/Users/moi1849/Desktop/123/3/1.月報/06速(月)報套印/111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縣市別" table:style-name="ta2">
        <table:table-source xlink:href="file:///C:/Users/moi1849/Desktop/123/3/1.月報/06速(月)報套印/111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年月別" table:style-name="ta2">
        <table:table-source xlink:href="file:///C:/Users/moi1849/Desktop/123/3/1.月報/06速(月)報套印/111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縣市別" table:style-name="ta2">
        <table:table-source xlink:href="file:///C:/Users/moi1849/Desktop/123/3/1.月報/06速(月)報套印/111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1-遷徙" table:style-name="ta2">
        <table:table-source xlink:href="file:///C:/Users/moi1849/Desktop/123/3/1.月報/06速(月)報套印/111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28:18Z</meta:creation-date>
    <dc:date>2022-09-02T02:29:06Z</dc:date>
  </office:meta>
</office:document-meta>
</file>